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6pt"/>
    </style:style>
    <style:style style:name="co2" style:family="table-column">
      <style:table-column-properties fo:break-before="auto" style:column-width="131.81pt"/>
    </style:style>
    <style:style style:name="co3" style:family="table-column">
      <style:table-column-properties fo:break-before="auto" style:column-width="123.3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751.15pt"/>
    </style:style>
    <style:style style:name="co6" style:family="table-column">
      <style:table-column-properties fo:break-before="auto" style:column-width="52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04e4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f04e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class id</text:p>
          </table:table-cell>
          <table:table-cell table:style-name="ce1" office:value-type="string" calcext:value-type="string">
            <text:p>artifact in class</text:p>
          </table:table-cell>
          <table:table-cell table:style-name="ce1" office:value-type="string" calcext:value-type="string">
            <text:p>images in class</text:p>
          </table:table-cell>
          <table:table-cell table:style-name="ce1" office:value-type="string" calcext:value-type="string">
            <text:p>is none/unknown</text:p>
          </table:table-cell>
          <table:table-cell table:style-name="ce3" office:value-type="string" calcext:value-type="string">
            <text:p>class name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165" calcext:value-type="float">
            <text:p>16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esha, T._Hellenistic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26" calcext:value-type="float">
            <text:p>12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Nahal_Upper Palaeolithic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41" calcext:value-type="float">
            <text:p>741</text:p>
          </table:table-cell>
          <table:table-cell office:value-type="float" office:value="131" calcext:value-type="float">
            <text:p>131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Iron II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17" calcext:value-type="float">
            <text:p>917</text:p>
          </table:table-cell>
          <table:table-cell office:value-type="float" office:value="144" calcext:value-type="float">
            <text:p>14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Pattish (Gilat)_Late Chalcolithic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120" calcext:value-type="float">
            <text:p>12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Iron II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float" office:value="114" calcext:value-type="float">
            <text:p>114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emar_Pre-Pottery Neolithic B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Middle Bronze II-Late Bronze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12" calcext:value-type="float">
            <text:p>812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Kebara_Natufian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14" calcext:value-type="float">
            <text:p>914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Mishmar, Me`arat ha-Matmon_Late Chalcolithic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52" calcext:value-type="float">
            <text:p>1052</text:p>
          </table:table-cell>
          <table:table-cell office:value-type="float" office:value="91" calcext:value-type="float">
            <text:p>9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ha-Golan_Pottery Neolithic A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Zin_Upper Palaeolithic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6" calcext:value-type="float">
            <text:p>806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Nahal_Natufian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30" calcext:value-type="float">
            <text:p>530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evot Mazada_Roman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18" calcext:value-type="float">
            <text:p>818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Tannur_Lower Palaeolithic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ot `Enan_Natufian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3" calcext:value-type="float">
            <text:p>473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Pre-Ghassulian Chalcolithic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27" calcext:value-type="float">
            <text:p>52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evot Mazada_Early Roman (period)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ever_Middle Roman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79" calcext:value-type="float">
            <text:p>579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Hellenistic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Pottery Neolithic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92" calcext:value-type="float">
            <text:p>79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esha, T._Persian-Hellenistic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Middle Bronze II</text:p>
          </table:table-cell>
          <table:table-cell table:number-columns-repeated="1018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/>Unknown_none</text:p>
          </table:table-cell>
          <table:table-cell table:style-name="ce4"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74" calcext:value-type="float">
            <text:p>274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Pre-Pottery Neolithic B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45" calcext:value-type="float">
            <text:p>545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Early Bronze III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18" calcext:value-type="float">
            <text:p>318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Late Bronze II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19" calcext:value-type="float">
            <text:p>819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Tannur_Middle Palaeolithic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29" calcext:value-type="float">
            <text:p>829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Iron IA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39" calcext:value-type="float">
            <text:p>1139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vne (north-west)_Iron II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35" calcext:value-type="float">
            <text:p>8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Late Bronze II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sher Benot Ya`aqov_Lower Palaeolithic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41" calcext:value-type="float">
            <text:p>641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Early Roman (period)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Late Bronze II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Iron IIC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83" calcext:value-type="float">
            <text:p>48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Abu Hawwam_Late Bronze II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28" calcext:value-type="float">
            <text:p>828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Iron I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60" calcext:value-type="float">
            <text:p>86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ha, H._Pre-Pottery Neolithic B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50" calcext:value-type="float">
            <text:p>550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Middle Bronze II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Late Hellenistic - Early Roman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71" calcext:value-type="float">
            <text:p>771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harat Abu Shinja_Persian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hziv_Iron II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Iron II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, Persian Garden_Late Bronze II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Byzantine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39" calcext:value-type="float">
            <text:p>439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Late Bronze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70" calcext:value-type="float">
            <text:p>57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n Rogel_Roman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Besor_Early Bronze IB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24" calcext:value-type="float">
            <text:p>32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Middle Bronze II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66" calcext:value-type="float">
            <text:p>66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Early Roman (period)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33" calcext:value-type="float">
            <text:p>53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rfeish_Late Roman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32" calcext:value-type="float">
            <text:p>103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Iron II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134" calcext:value-type="float">
            <text:p>113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di Murabba`at, Cave 1_Roman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228" calcext:value-type="float">
            <text:p>122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an Baruch _Lower Palaeolithic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142" calcext:value-type="float">
            <text:p>114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iftah'el, H._Pre-Pottery Neolithic B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ad, T._Early Bronze II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30" calcext:value-type="float">
            <text:p>83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Iron II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zad Hazeva_Iron II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Persian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82" calcext:value-type="float">
            <text:p>28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Iron II</text:p>
          </table:table-cell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40" calcext:value-type="float">
            <text:p>34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Iron II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69" calcext:value-type="float">
            <text:p>76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fjar, Kh. el-_Umayyad</text:p>
          </table:table-cell>
          <table:table-cell table:number-columns-repeated="101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73" calcext:value-type="float">
            <text:p>77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harat Shuqba_Natufian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28" calcext:value-type="float">
            <text:p>92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riyya, Canaanite Temple_Middle Bronze II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68" calcext:value-type="float">
            <text:p>26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Neolithic</text:p>
          </table:table-cell>
          <table:table-cell table:number-columns-repeated="101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86" calcext:value-type="float">
            <text:p>28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Middle Bronze II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Iron II</text:p>
          </table:table-cell>
          <table:table-cell table:number-columns-repeated="101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44" calcext:value-type="float">
            <text:p>74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Late Bronze II</text:p>
          </table:table-cell>
          <table:table-cell table:number-columns-repeated="101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far Monash_Early Bronze IB</text:p>
          </table:table-cell>
          <table:table-cell table:number-columns-repeated="101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163" calcext:value-type="float">
            <text:p>1163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f, Kh._Middle Palaeolithic</text:p>
          </table:table-cell>
          <table:table-cell table:number-columns-repeated="101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72" calcext:value-type="float">
            <text:p>77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harat Shuqba_Middle Palaeolithic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75" calcext:value-type="float">
            <text:p>775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harat Umm Qatafa_Lower Palaeolithic</text:p>
          </table:table-cell>
          <table:table-cell table:number-columns-repeated="101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003" calcext:value-type="float">
            <text:p>100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at Rahel_Iron II</text:p>
          </table:table-cell>
          <table:table-cell table:number-columns-repeated="101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Iron I</text:p>
          </table:table-cell>
          <table:table-cell table:number-columns-repeated="101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78" calcext:value-type="float">
            <text:p>57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Early Roman (period)</text:p>
          </table:table-cell>
          <table:table-cell table:number-columns-repeated="101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Early Roman (period)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01" calcext:value-type="float">
            <text:p>60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ar ha-Zofim (east)_Early Roman (period)</text:p>
          </table:table-cell>
          <table:table-cell table:number-columns-repeated="101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009" calcext:value-type="float">
            <text:p>100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la, esh-Sheikh Rihan_Early Islamic</text:p>
          </table:table-cell>
          <table:table-cell table:number-columns-repeated="101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80" calcext:value-type="float">
            <text:p>68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ehov Salah ed-Din, Ministry of Justice_Late Roman</text:p>
          </table:table-cell>
          <table:table-cell table:number-columns-repeated="101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ad, T._Iron II</text:p>
          </table:table-cell>
          <table:table-cell table:number-columns-repeated="101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565" calcext:value-type="float">
            <text:p>56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n Rogel_Early Roman (period)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15" calcext:value-type="float">
            <text:p>815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Oren_Natufian</text:p>
          </table:table-cell>
          <table:table-cell table:number-columns-repeated="101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 Harif_Harifian</text:p>
          </table:table-cell>
          <table:table-cell table:number-columns-repeated="101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051" calcext:value-type="float">
            <text:p>105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ha-Golan_Pottery Neolithic</text:p>
          </table:table-cell>
          <table:table-cell table:number-columns-repeated="101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25" calcext:value-type="float">
            <text:p>82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Early Bronze I</text:p>
          </table:table-cell>
          <table:table-cell table:number-columns-repeated="101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mal Akhziv_Iron II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tlit_Persian</text:p>
          </table:table-cell>
          <table:table-cell table:number-columns-repeated="101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69" calcext:value-type="float">
            <text:p>26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Pottery Neolithic</text:p>
          </table:table-cell>
          <table:table-cell table:number-columns-repeated="101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79" calcext:value-type="float">
            <text:p>37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Fatimid</text:p>
          </table:table-cell>
          <table:table-cell table:number-columns-repeated="101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riyya, Giv`at Katzenelson_Late Roman</text:p>
          </table:table-cell>
          <table:table-cell table:number-columns-repeated="101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Ovadya, T., Prehistoric site_Lower Palaeolithic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10" calcext:value-type="float">
            <text:p>61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Ketef Hinnom_Iron IIC-Babylonian</text:p>
          </table:table-cell>
          <table:table-cell table:number-columns-repeated="101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98" calcext:value-type="float">
            <text:p>79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Amira_Upper Palaeolithic</text:p>
          </table:table-cell>
          <table:table-cell table:number-columns-repeated="101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38" calcext:value-type="float">
            <text:p>838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Middle Bronze II</text:p>
          </table:table-cell>
          <table:table-cell table:number-columns-repeated="101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93" calcext:value-type="float">
            <text:p>49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adya_Pottery Neolithic</text:p>
          </table:table-cell>
          <table:table-cell table:number-columns-repeated="101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92" calcext:value-type="float">
            <text:p>59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Giv`at ha-Mivtar_Early Roman (period)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Kebara_Upper Palaeolithic</text:p>
          </table:table-cell>
          <table:table-cell table:number-columns-repeated="101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821" calcext:value-type="float">
            <text:p>82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ot Yonim_Natufian</text:p>
          </table:table-cell>
          <table:table-cell table:number-columns-repeated="101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tlit_Crusader</text:p>
          </table:table-cell>
          <table:table-cell table:number-columns-repeated="101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Late Bronze</text:p>
          </table:table-cell>
          <table:table-cell table:number-columns-repeated="101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79" calcext:value-type="float">
            <text:p>77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r, el-_Late Roman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ha, H._Pottery Neolithic</text:p>
          </table:table-cell>
          <table:table-cell table:number-columns-repeated="101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103" calcext:value-type="float">
            <text:p>110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berias and Hammat_Fatimid</text:p>
          </table:table-cell>
          <table:table-cell table:number-columns-repeated="101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, T._Late Bronze II</text:p>
          </table:table-cell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53" calcext:value-type="float">
            <text:p>95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zzana_Byzantine</text:p>
          </table:table-cell>
          <table:table-cell table:number-columns-repeated="101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239" calcext:value-type="float">
            <text:p>123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Omer _Early Islamic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Late Bronze II</text:p>
          </table:table-cell>
          <table:table-cell table:number-columns-repeated="101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77" calcext:value-type="float">
            <text:p>37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Early Islamic</text:p>
          </table:table-cell>
          <table:table-cell table:number-columns-repeated="101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26" calcext:value-type="float">
            <text:p>52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t Qesari (south)_Late Roman - Byzantine</text:p>
          </table:table-cell>
          <table:table-cell table:number-columns-repeated="1018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Gulgolet_Middle Palaeolithic</text:p>
          </table:table-cell>
          <table:table-cell table:number-columns-repeated="101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kelon <text:s/>1933 _Iron IIC-Babylonian-Persian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73" calcext:value-type="float">
            <text:p>87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Early Bronze I</text:p>
          </table:table-cell>
          <table:table-cell table:number-columns-repeated="101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837" calcext:value-type="float">
            <text:p>83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Middle Bronze I</text:p>
          </table:table-cell>
          <table:table-cell table:number-columns-repeated="101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879" calcext:value-type="float">
            <text:p>87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Iron II</text:p>
          </table:table-cell>
          <table:table-cell table:number-columns-repeated="101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Early Roman (period)</text:p>
          </table:table-cell>
          <table:table-cell table:number-columns-repeated="1018"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urnat, Kh._none</text:p>
          </table:table-cell>
          <table:table-cell table:style-name="ce4" table:number-columns-repeated="101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T HOUSE_Early Roman (period)</text:p>
          </table:table-cell>
          <table:table-cell table:number-columns-repeated="101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Byzantine</text:p>
          </table:table-cell>
          <table:table-cell table:number-columns-repeated="101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73" calcext:value-type="float">
            <text:p>57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Binyane ha-Umma_Roman</text:p>
          </table:table-cell>
          <table:table-cell table:number-columns-repeated="101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621" calcext:value-type="float">
            <text:p>6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Mount Scopus (west)_Early Roman (period)</text:p>
          </table:table-cell>
          <table:table-cell table:number-columns-repeated="101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751" calcext:value-type="float">
            <text:p>75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dd, Kh._Late Roman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55" calcext:value-type="float">
            <text:p>115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f, T._Pre-Ghassulian Chalcolithic</text:p>
          </table:table-cell>
          <table:table-cell table:number-columns-repeated="101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Iron I</text:p>
          </table:table-cell>
          <table:table-cell table:number-columns-repeated="101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94" calcext:value-type="float">
            <text:p>49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mat_Fatimid</text:p>
          </table:table-cell>
          <table:table-cell table:number-columns-repeated="101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Iron II</text:p>
          </table:table-cell>
          <table:table-cell table:number-columns-repeated="101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940" calcext:value-type="float">
            <text:p>94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mal Akhziv_Iron IIB</text:p>
          </table:table-cell>
          <table:table-cell table:number-columns-repeated="101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58" calcext:value-type="float">
            <text:p>95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mahim_Late Roman</text:p>
          </table:table-cell>
          <table:table-cell table:number-columns-repeated="1018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En Tamar_Roman</text:p>
          </table:table-cell>
          <table:table-cell table:number-columns-repeated="101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i_Early Bronze I</text:p>
          </table:table-cell>
          <table:table-cell table:number-columns-repeated="101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 er-Ruqeish_Iron II</text:p>
          </table:table-cell>
          <table:table-cell table:number-columns-repeated="1018"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Gan Soreq (north)_none</text:p>
          </table:table-cell>
          <table:table-cell table:style-name="ce4"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499" calcext:value-type="float">
            <text:p>49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 Qedumim_Middle Palaeolithic</text:p>
          </table:table-cell>
          <table:table-cell table:number-columns-repeated="1018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56" calcext:value-type="float">
            <text:p>5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Pre-Pottery Neolithic B</text:p>
          </table:table-cell>
          <table:table-cell table:number-columns-repeated="1018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33" calcext:value-type="float">
            <text:p>63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Late Hellenistic</text:p>
          </table:table-cell>
          <table:table-cell table:number-columns-repeated="101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68" calcext:value-type="float">
            <text:p>66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Iron II</text:p>
          </table:table-cell>
          <table:table-cell table:number-columns-repeated="101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08" calcext:value-type="float">
            <text:p>90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ever_Roman</text:p>
          </table:table-cell>
          <table:table-cell table:number-columns-repeated="101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'er Sheva`, H. Zafad_Late Chalcolithic</text:p>
          </table:table-cell>
          <table:table-cell table:number-columns-repeated="1018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459" calcext:value-type="float">
            <text:p>45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_Hellenistic</text:p>
          </table:table-cell>
          <table:table-cell table:number-columns-repeated="101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13" calcext:value-type="float">
            <text:p>9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Mishmar, Cave of the Treasure_Late Chalcolithic</text:p>
          </table:table-cell>
          <table:table-cell table:number-columns-repeated="1018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Pre-Pottery Neolithic</text:p>
          </table:table-cell>
          <table:table-cell table:number-columns-repeated="1018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n Rogel_Late Roman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Gulgolet_Lower Palaeolithic</text:p>
          </table:table-cell>
          <table:table-cell table:number-columns-repeated="1018"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7" office:value-type="float" office:value="842" calcext:value-type="float">
            <text:p>84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eron_none</text:p>
          </table:table-cell>
          <table:table-cell table:style-name="ce4" table:number-columns-repeated="1018"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7" office:value-type="float" office:value="852" calcext:value-type="float">
            <text:p>85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ikhal, T._none</text:p>
          </table:table-cell>
          <table:table-cell table:style-name="ce4" table:number-columns-repeated="1018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882" calcext:value-type="float">
            <text:p>88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a_Roman</text:p>
          </table:table-cell>
          <table:table-cell table:number-columns-repeated="1018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140" calcext:value-type="float">
            <text:p>11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vne (north-west)_Iron IIA</text:p>
          </table:table-cell>
          <table:table-cell table:number-columns-repeated="1018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zor, T._Late Bronze II</text:p>
          </table:table-cell>
          <table:table-cell table:number-columns-repeated="1018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710" calcext:value-type="float">
            <text:p>7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vul_Early Byzantine</text:p>
          </table:table-cell>
          <table:table-cell table:number-columns-repeated="1018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ot Yonim_Upper Palaeolithic</text:p>
          </table:table-cell>
          <table:table-cell table:number-columns-repeated="1018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849" calcext:value-type="float">
            <text:p>84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zad Rahel_Roman</text:p>
          </table:table-cell>
          <table:table-cell table:number-columns-repeated="1018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41" calcext:value-type="float">
            <text:p>94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mal Akhziv_Iron IIC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59" calcext:value-type="float">
            <text:p>105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Iron II</text:p>
          </table:table-cell>
          <table:table-cell table:number-columns-repeated="1018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Late Bronze</text:p>
          </table:table-cell>
          <table:table-cell table:number-columns-repeated="101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07" calcext:value-type="float">
            <text:p>90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ever_Middle Roman (70-135 CE)</text:p>
          </table:table-cell>
          <table:table-cell table:number-columns-repeated="1018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982" calcext:value-type="float">
            <text:p>98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eiyafa, Kh._Iron IIA</text:p>
          </table:table-cell>
          <table:table-cell table:number-columns-repeated="101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tlit_Middle Bronze II</text:p>
          </table:table-cell>
          <table:table-cell table:number-columns-repeated="101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Middle Bronze II</text:p>
          </table:table-cell>
          <table:table-cell table:number-columns-repeated="101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dera _Late Roman</text:p>
          </table:table-cell>
          <table:table-cell table:number-columns-repeated="1018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, Cave 4Q_Early Roman (period)</text:p>
          </table:table-cell>
          <table:table-cell table:number-columns-repeated="1018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057" calcext:value-type="float">
            <text:p>105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Iron I</text:p>
          </table:table-cell>
          <table:table-cell table:number-columns-repeated="1018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077" calcext:value-type="float">
            <text:p>107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qmim (Unofficial name)_Late Chalcolithic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fa, T._Hellenistic</text:p>
          </table:table-cell>
          <table:table-cell table:number-columns-repeated="1018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_Mamluk</text:p>
          </table:table-cell>
          <table:table-cell table:number-columns-repeated="101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Hellenistic</text:p>
          </table:table-cell>
          <table:table-cell table:number-columns-repeated="1018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Late Bronze I</text:p>
          </table:table-cell>
          <table:table-cell table:number-columns-repeated="101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Early Roman (period)</text:p>
          </table:table-cell>
          <table:table-cell table:number-columns-repeated="1018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455" calcext:value-type="float">
            <text:p>45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h Halav_Byzantine</text:p>
          </table:table-cell>
          <table:table-cell table:number-columns-repeated="1018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zor, T._Iron II</text:p>
          </table:table-cell>
          <table:table-cell table:number-columns-repeated="1018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Middle Roman - Late Roman</text:p>
          </table:table-cell>
          <table:table-cell table:number-columns-repeated="1018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675" calcext:value-type="float">
            <text:p>67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Pisgat Ze'ev_Early Roman (period)</text:p>
          </table:table-cell>
          <table:table-cell table:number-columns-repeated="101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62" calcext:value-type="float">
            <text:p>96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ias, H._Ottoman</text:p>
          </table:table-cell>
          <table:table-cell table:number-columns-repeated="1018"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/>Unknown_Byzantine</text:p>
          </table:table-cell>
          <table:table-cell table:style-name="ce4" table:number-columns-repeated="1018"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/>Unknown_Roman</text:p>
          </table:table-cell>
          <table:table-cell table:style-name="ce4" table:number-columns-repeated="1018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Late Bronze I</text:p>
          </table:table-cell>
          <table:table-cell table:number-columns-repeated="1018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Late Bronze II</text:p>
          </table:table-cell>
          <table:table-cell table:number-columns-repeated="1018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553" calcext:value-type="float">
            <text:p>55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Pottery Neolithic A</text:p>
          </table:table-cell>
          <table:table-cell table:number-columns-repeated="1018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 Ur_Middle Bronze II</text:p>
          </table:table-cell>
          <table:table-cell table:number-columns-repeated="1018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007" calcext:value-type="float">
            <text:p>10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la_Early Islamic</text:p>
          </table:table-cell>
          <table:table-cell table:number-columns-repeated="1018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hov, T._Iron IIA</text:p>
          </table:table-cell>
          <table:table-cell table:number-columns-repeated="1018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075" calcext:value-type="float">
            <text:p>107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va`, T._Iron II</text:p>
          </table:table-cell>
          <table:table-cell table:number-columns-repeated="1018"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(+)Gan Soreq (north) (4398/0);Gan Soreq (south) (839/0);Gan Soreq (south) [west] (36119/0)_none</text:p>
          </table:table-cell>
          <table:table-cell table:style-name="ce4"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i_Early Bronze II-III</text:p>
          </table:table-cell>
          <table:table-cell table:number-columns-repeated="1018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erat_Late Roman</text:p>
          </table:table-cell>
          <table:table-cell table:number-columns-repeated="1018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qai_Middle Bronze IIB</text:p>
          </table:table-cell>
          <table:table-cell table:number-columns-repeated="1018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258" calcext:value-type="float">
            <text:p>25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'er Sheva`, H. Matar_Late Chalcolithic</text:p>
          </table:table-cell>
          <table:table-cell table:number-columns-repeated="1018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Middle Bronze IIB</text:p>
          </table:table-cell>
          <table:table-cell table:number-columns-repeated="1018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Roman</text:p>
          </table:table-cell>
          <table:table-cell table:number-columns-repeated="1018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mas Cave, Nahal Qidron_Roman</text:p>
          </table:table-cell>
          <table:table-cell table:number-columns-repeated="1018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Hellenistic</text:p>
          </table:table-cell>
          <table:table-cell table:number-columns-repeated="1018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156" calcext:value-type="float">
            <text:p>115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fit, T._Persian</text:p>
          </table:table-cell>
          <table:table-cell table:number-columns-repeated="1018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Roman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Late Bronze II</text:p>
          </table:table-cell>
          <table:table-cell table:number-columns-repeated="1018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d es-Samrra_Pottery Neolithic</text:p>
          </table:table-cell>
          <table:table-cell table:number-columns-repeated="1018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Middle Bronze IIB</text:p>
          </table:table-cell>
          <table:table-cell table:number-columns-repeated="1018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763" calcext:value-type="float">
            <text:p>76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`yan Barukh_Roman</text:p>
          </table:table-cell>
          <table:table-cell table:number-columns-repeated="1018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833" calcext:value-type="float">
            <text:p>8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Late Bronze</text:p>
          </table:table-cell>
          <table:table-cell table:number-columns-repeated="1018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844" calcext:value-type="float">
            <text:p>84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ad Boqeq_Byzantine</text:p>
          </table:table-cell>
          <table:table-cell table:number-columns-repeated="1018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Mishmar_Late Chalcolithic</text:p>
          </table:table-cell>
          <table:table-cell table:number-columns-repeated="1018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176" calcext:value-type="float">
            <text:p>117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q el-Fauqani ez-_Byzantine</text:p>
          </table:table-cell>
          <table:table-cell table:number-columns-repeated="1018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lya, Kh._Roman</text:p>
          </table:table-cell>
          <table:table-cell table:number-columns-repeated="1018"/>
        </table:table-row>
        <table:table-row table:style-name="ro2">
          <table:table-cell table:style-name="ce4" office:value-type="float" office:value="199" calcext:value-type="float">
            <text:p>199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14590-24360 14590-24360_none</text:p>
          </table:table-cell>
          <table:table-cell table:style-name="ce4"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el Bet Ma`akha, T._Lower Palaeolithic</text:p>
          </table:table-cell>
          <table:table-cell table:number-columns-repeated="101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Middle Bronze II</text:p>
          </table:table-cell>
          <table:table-cell table:number-columns-repeated="1018"/>
        </table:table-row>
        <table:table-row table:style-name="ro2">
          <table:table-cell table:style-name="ce4" office:value-type="float" office:value="202" calcext:value-type="float">
            <text:p>202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ethsaida_none</text:p>
          </table:table-cell>
          <table:table-cell table:style-name="ce4" table:number-columns-repeated="1018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Crusader</text:p>
          </table:table-cell>
          <table:table-cell table:number-columns-repeated="1018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isr, el-_Middle Bronze II</text:p>
          </table:table-cell>
          <table:table-cell table:number-columns-repeated="1018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749" calcext:value-type="float">
            <text:p>7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Persian</text:p>
          </table:table-cell>
          <table:table-cell table:number-columns-repeated="1018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839" calcext:value-type="float">
            <text:p>83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Middle Bronze II-Late Bronze</text:p>
          </table:table-cell>
          <table:table-cell table:number-columns-repeated="1018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848" calcext:value-type="float">
            <text:p>84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zad Rahel_Early Roman (period)</text:p>
          </table:table-cell>
          <table:table-cell table:number-columns-repeated="1018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18" calcext:value-type="float">
            <text:p>9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tut_Persian</text:p>
          </table:table-cell>
          <table:table-cell table:number-columns-repeated="1018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Middle Roman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shaf, T._Crusader</text:p>
          </table:table-cell>
          <table:table-cell table:number-columns-repeated="1018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ever, Cave 2_Middle Roman</text:p>
          </table:table-cell>
          <table:table-cell table:number-columns-repeated="101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43" calcext:value-type="float">
            <text:p>9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 Ur_Middle Bronze IIA</text:p>
          </table:table-cell>
          <table:table-cell table:number-columns-repeated="1018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54" calcext:value-type="float">
            <text:p>95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zzana_Late Byzantine</text:p>
          </table:table-cell>
          <table:table-cell table:number-columns-repeated="1018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 (north)_Early Roman (period)</text:p>
          </table:table-cell>
          <table:table-cell table:number-columns-repeated="1018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Middle Bronze IIB</text:p>
          </table:table-cell>
          <table:table-cell table:number-columns-repeated="1018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Abu Hawwam_Iron I</text:p>
          </table:table-cell>
          <table:table-cell table:number-columns-repeated="1018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ar ha-Zofim_Early Roman (period)</text:p>
          </table:table-cell>
          <table:table-cell table:number-columns-repeated="1018"/>
        </table:table-row>
        <table:table-row table:style-name="ro2">
          <table:table-cell table:style-name="ce4" office:value-type="float" office:value="218" calcext:value-type="float">
            <text:p>218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Jerusalem, Old City, Western and Southern Walls_none</text:p>
          </table:table-cell>
          <table:table-cell table:style-name="ce4" table:number-columns-repeated="1018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a_Late Roman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895" calcext:value-type="float">
            <text:p>89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'Omer_Early Islamic</text:p>
          </table:table-cell>
          <table:table-cell table:number-columns-repeated="1018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Ze`elim_Late Chalcolithic</text:p>
          </table:table-cell>
          <table:table-cell table:number-columns-repeated="1018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Zin_Upper Paleolithic</text:p>
          </table:table-cell>
          <table:table-cell table:number-columns-repeated="1018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956" calcext:value-type="float">
            <text:p>95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o_Byzantine</text:p>
          </table:table-cell>
          <table:table-cell table:number-columns-repeated="1018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mahim_Late Roman - Byzantine</text:p>
          </table:table-cell>
          <table:table-cell table:number-columns-repeated="1018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045" calcext:value-type="float">
            <text:p>10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Efrayim (south) [north]_Late Chalcolithic</text:p>
          </table:table-cell>
          <table:table-cell table:number-columns-repeated="1018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160" calcext:value-type="float">
            <text:p>11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lef, H._Middle Bronze II</text:p>
          </table:table-cell>
          <table:table-cell table:number-columns-repeated="1018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_Crusader</text:p>
          </table:table-cell>
          <table:table-cell table:number-columns-repeated="1018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Afridar and Barnea`_Pre-Pottery Neolithic C</text:p>
          </table:table-cell>
          <table:table-cell table:number-columns-repeated="1018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Middle Roman - Late Roman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Early Roman (period)</text:p>
          </table:table-cell>
          <table:table-cell table:number-columns-repeated="1018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_Early Roman (period)</text:p>
          </table:table-cell>
          <table:table-cell table:number-columns-repeated="1018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Abu Hawwam_Persian</text:p>
          </table:table-cell>
          <table:table-cell table:number-columns-repeated="1018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515" calcext:value-type="float">
            <text:p>5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fzi-Bah_Geometric Kebaran</text:p>
          </table:table-cell>
          <table:table-cell table:number-columns-repeated="1018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adera (north)_Late Roman</text:p>
          </table:table-cell>
          <table:table-cell table:number-columns-repeated="1018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24" calcext:value-type="float">
            <text:p>92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Zin_Natufian</text:p>
          </table:table-cell>
          <table:table-cell table:number-columns-repeated="1018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008" calcext:value-type="float">
            <text:p>100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la_Mamluk</text:p>
          </table:table-cell>
          <table:table-cell table:number-columns-repeated="1018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025" calcext:value-type="float">
            <text:p>10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h ha-`Ayin_Ottoman</text:p>
          </table:table-cell>
          <table:table-cell table:number-columns-repeated="1018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037" calcext:value-type="float">
            <text:p>10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Roman</text:p>
          </table:table-cell>
          <table:table-cell table:number-columns-repeated="1018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Roman</text:p>
          </table:table-cell>
          <table:table-cell table:number-columns-repeated="101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Early Roman (period)</text:p>
          </table:table-cell>
          <table:table-cell table:number-columns-repeated="1018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Byzantine</text:p>
          </table:table-cell>
          <table:table-cell table:number-columns-repeated="1018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 Mizpe Yammim_Persian</text:p>
          </table:table-cell>
          <table:table-cell table:number-columns-repeated="1018"/>
        </table:table-row>
        <table:table-row table:style-name="ro2">
          <table:table-cell table:style-name="ce4" office:value-type="float" office:value="243" calcext:value-type="float">
            <text:p>243</text:p>
          </table:table-cell>
          <table:table-cell table:style-name="ce7" office:value-type="float" office:value="594" calcext:value-type="float">
            <text:p>59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Jerusalem, Giv`at Sha'ul_none</text:p>
          </table:table-cell>
          <table:table-cell table:style-name="ce4" table:number-columns-repeated="1018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kor `Illit, H._Byzantine</text:p>
          </table:table-cell>
          <table:table-cell table:number-columns-repeated="1018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752" calcext:value-type="float">
            <text:p>75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dd, Kh._Late Roman - Byzantine</text:p>
          </table:table-cell>
          <table:table-cell table:number-columns-repeated="1018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esha, T._Late Hellenistic</text:p>
          </table:table-cell>
          <table:table-cell table:number-columns-repeated="1018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817" calcext:value-type="float">
            <text:p>8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Sefunim_Upper Palaeolithic</text:p>
          </table:table-cell>
          <table:table-cell table:number-columns-repeated="1018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899" calcext:value-type="float">
            <text:p>89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Be'er Sheva`_Late Chalcolithic</text:p>
          </table:table-cell>
          <table:table-cell table:number-columns-repeated="1018"/>
        </table:table-row>
        <table:table-row table:style-name="ro2">
          <table:table-cell table:style-name="ce4" office:value-type="float" office:value="249" calcext:value-type="float">
            <text:p>249</text:p>
          </table:table-cell>
          <table:table-cell table:style-name="ce7" office:value-type="float" office:value="927" calcext:value-type="float">
            <text:p>9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Nahariyya_none</text:p>
          </table:table-cell>
          <table:table-cell table:style-name="ce4"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 Ur_Pre-Pottery Neolithic A</text:p>
          </table:table-cell>
          <table:table-cell table:number-columns-repeated="1018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47" calcext:value-type="float">
            <text:p>94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`ana, Kh._Byzantine</text:p>
          </table:table-cell>
          <table:table-cell table:number-columns-repeated="1018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2" calcext:value-type="float">
            <text:p>9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tra, H._Byzantine</text:p>
          </table:table-cell>
          <table:table-cell table:number-columns-repeated="1018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014" calcext:value-type="float">
            <text:p>10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m Kharbush_Late Chalcolithic</text:p>
          </table:table-cell>
          <table:table-cell table:number-columns-repeated="1018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049" calcext:value-type="float">
            <text:p>10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ha-Golan_Late Neolithic</text:p>
          </table:table-cell>
          <table:table-cell table:number-columns-repeated="1018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Persian</text:p>
          </table:table-cell>
          <table:table-cell table:number-columns-repeated="1018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146" calcext:value-type="float">
            <text:p>114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qne`am, T._Iron I</text:p>
          </table:table-cell>
          <table:table-cell table:number-columns-repeated="1018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 (1219/9); (1219/13); (1219/15)_Early Islamic</text:p>
          </table:table-cell>
          <table:table-cell table:number-columns-repeated="1018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d el-Mihjar_Byzantine</text:p>
          </table:table-cell>
          <table:table-cell table:number-columns-repeated="1018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Late Hellenistic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Pottery Neolithic A</text:p>
          </table:table-cell>
          <table:table-cell table:number-columns-repeated="1018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Yerah, T._Early Bronze II</text:p>
          </table:table-cell>
          <table:table-cell table:number-columns-repeated="1018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ga, T._Middle Bronze IIA</text:p>
          </table:table-cell>
          <table:table-cell table:number-columns-repeated="1018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, T._Persian</text:p>
          </table:table-cell>
          <table:table-cell table:number-columns-repeated="1018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Iron I</text:p>
          </table:table-cell>
          <table:table-cell table:number-columns-repeated="1018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506" calcext:value-type="float">
            <text:p>50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tula_Pre-Pottery Neolithic A</text:p>
          </table:table-cell>
          <table:table-cell table:number-columns-repeated="1018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684" calcext:value-type="float">
            <text:p>68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ockefeller Museum_Late Roman</text:p>
          </table:table-cell>
          <table:table-cell table:number-columns-repeated="1018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Ymca--Keren ha-Yesod Street_Late Roman</text:p>
          </table:table-cell>
          <table:table-cell table:number-columns-repeated="1018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Kebara_Middle Palaeolithic</text:p>
          </table:table-cell>
          <table:table-cell table:number-columns-repeated="1018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857" calcext:value-type="float">
            <text:p>85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ha, H._Pottery Neolithic A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870" calcext:value-type="float">
            <text:p>87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marot_Roman</text:p>
          </table:table-cell>
          <table:table-cell table:number-columns-repeated="1018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Mishmar_Roman</text:p>
          </table:table-cell>
          <table:table-cell table:number-columns-repeated="1018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973" calcext:value-type="float">
            <text:p>97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tra, H._Early Roman (period)</text:p>
          </table:table-cell>
          <table:table-cell table:number-columns-repeated="1018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980" calcext:value-type="float">
            <text:p>98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edesh, T._Middle Bronze I</text:p>
          </table:table-cell>
          <table:table-cell table:number-columns-repeated="1018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991" calcext:value-type="float">
            <text:p>99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 Caves_Early Roman (period)</text:p>
          </table:table-cell>
          <table:table-cell table:number-columns-repeated="1018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165" calcext:value-type="float">
            <text:p>11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ppor, T._Persian</text:p>
          </table:table-cell>
          <table:table-cell table:number-columns-repeated="1018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175" calcext:value-type="float">
            <text:p>117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q el-Fauqani ez-_Arab-Byzantine</text:p>
          </table:table-cell>
          <table:table-cell table:number-columns-repeated="1018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shkelon <text:s/>region_Persian (?)</text:p>
          </table:table-cell>
          <table:table-cell table:number-columns-repeated="1018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Iron II</text:p>
          </table:table-cell>
          <table:table-cell table:number-columns-repeated="1018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Persian</text:p>
          </table:table-cell>
          <table:table-cell table:number-columns-repeated="1018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Byzantine</text:p>
          </table:table-cell>
          <table:table-cell table:number-columns-repeated="1018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`arim, H._Byzantine</text:p>
          </table:table-cell>
          <table:table-cell table:number-columns-repeated="1018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Yerah, T._Early Bronze III</text:p>
          </table:table-cell>
          <table:table-cell table:number-columns-repeated="1018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a, Kh. el-_Late Chalcolithic</text:p>
          </table:table-cell>
          <table:table-cell table:number-columns-repeated="1018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Early Bronze I</text:p>
          </table:table-cell>
          <table:table-cell table:number-columns-repeated="1018"/>
        </table:table-row>
        <table:table-row table:style-name="ro2">
          <table:table-cell table:style-name="ce4" office:value-type="float" office:value="285" calcext:value-type="float">
            <text:p>285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Iqrit_none</text:p>
          </table:table-cell>
          <table:table-cell table:style-name="ce4" table:number-columns-repeated="1018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Giva`t Shapira_Early Roman (period)</text:p>
          </table:table-cell>
          <table:table-cell table:number-columns-repeated="1018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a-`Ophel_Iron II</text:p>
          </table:table-cell>
          <table:table-cell table:number-columns-repeated="1018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Fatimid</text:p>
          </table:table-cell>
          <table:table-cell table:number-columns-repeated="1018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ehov Salah ed-Din, Ministry of Justice_Middle Roman - Late Roman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Kebara_Kebaran</text:p>
          </table:table-cell>
          <table:table-cell table:number-columns-repeated="101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015" calcext:value-type="float">
            <text:p>10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m, Kh. er-_Hellenistic</text:p>
          </table:table-cell>
          <table:table-cell table:number-columns-repeated="1018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158" calcext:value-type="float">
            <text:p>11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riq, T. and `En Zariq_Pottery Neolithic B / Pre-Ghassulian Chc</text:p>
          </table:table-cell>
          <table:table-cell table:number-columns-repeated="1018"/>
        </table:table-row>
        <table:table-row table:style-name="ro2">
          <table:table-cell table:style-name="ce4" office:value-type="float" office:value="293" calcext:value-type="float">
            <text:p>293</text:p>
          </table:table-cell>
          <table:table-cell table:style-name="ce7" office:value-type="float" office:value="1171" calcext:value-type="float">
            <text:p>117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Zippori_none</text:p>
          </table:table-cell>
          <table:table-cell table:style-name="ce4" table:number-columns-repeated="1018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i_Early Bronze III</text:p>
          </table:table-cell>
          <table:table-cell table:number-columns-repeated="1018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`ara_Roman</text:p>
          </table:table-cell>
          <table:table-cell table:number-columns-repeated="1018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Middle Bronze IIB-C</text:p>
          </table:table-cell>
          <table:table-cell table:number-columns-repeated="1018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Iron I</text:p>
          </table:table-cell>
          <table:table-cell table:number-columns-repeated="1018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dod Yam, H._Late Bronze II</text:p>
          </table:table-cell>
          <table:table-cell table:number-columns-repeated="1018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or_Middle Bronze IIB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Late Bronze II</text:p>
          </table:table-cell>
          <table:table-cell table:number-columns-repeated="1018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Early Bronze III</text:p>
          </table:table-cell>
          <table:table-cell table:number-columns-repeated="101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Late Roman</text:p>
          </table:table-cell>
          <table:table-cell table:number-columns-repeated="1018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Late Roman</text:p>
          </table:table-cell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Haifa, T. Abu Hawwam_none</text:p>
          </table:table-cell>
          <table:table-cell table:style-name="ce4" table:number-columns-repeated="1018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zor, T._Middle Bronze II</text:p>
          </table:table-cell>
          <table:table-cell table:number-columns-repeated="1018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ga, H._Byzantine</text:p>
          </table:table-cell>
          <table:table-cell table:number-columns-repeated="1018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623" calcext:value-type="float">
            <text:p>6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Nahalat Ahim_Byzantine</text:p>
          </table:table-cell>
          <table:table-cell table:number-columns-repeated="1018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Nahalat Ahim_Late Byzantine</text:p>
          </table:table-cell>
          <table:table-cell table:number-columns-repeated="1018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Cardo_Early Islamic</text:p>
          </table:table-cell>
          <table:table-cell table:number-columns-repeated="101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855" calcext:value-type="float">
            <text:p>8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ha, H._Neolithic</text:p>
          </table:table-cell>
          <table:table-cell table:number-columns-repeated="1018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a `Illit_Late Roman</text:p>
          </table:table-cell>
          <table:table-cell table:number-columns-repeated="1018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`ana, Kh.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tra, H._Late Roman - Byzantine</text:p>
          </table:table-cell>
          <table:table-cell table:number-columns-repeated="1018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027" calcext:value-type="float">
            <text:p>10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h Zayit, H._Iron II</text:p>
          </table:table-cell>
          <table:table-cell table:number-columns-repeated="1018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042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a`, T._Late Bronze IIB-Iron I</text:p>
          </table:table-cell>
          <table:table-cell table:number-columns-repeated="1018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063" calcext:value-type="float">
            <text:p>106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Late Bronze IIB-Iron I</text:p>
          </table:table-cell>
          <table:table-cell table:number-columns-repeated="1018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beika, Kh. esh-_Roman</text:p>
          </table:table-cell>
          <table:table-cell table:number-columns-repeated="1018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170" calcext:value-type="float">
            <text:p>117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ppori_Middle Roman - Late Roman</text:p>
          </table:table-cell>
          <table:table-cell table:number-columns-repeated="1018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Yehud, T. (1269/0)_Middle Bronze I</text:p>
          </table:table-cell>
          <table:table-cell table:number-columns-repeated="101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kelon <text:s/>1933 _Persian-Hellenistic</text:p>
          </table:table-cell>
          <table:table-cell table:number-columns-repeated="1018"/>
        </table:table-row>
        <table:table-row table:style-name="ro2">
          <table:table-cell table:style-name="ce4" office:value-type="float" office:value="321" calcext:value-type="float">
            <text:p>321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shqelon, Afridar and Barnea` (east)_none</text:p>
          </table:table-cell>
          <table:table-cell table:style-name="ce4" table:number-columns-repeated="1018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ash, T._Iron II</text:p>
          </table:table-cell>
          <table:table-cell table:number-columns-repeated="1018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Pottery Neolithic B</text:p>
          </table:table-cell>
          <table:table-cell table:number-columns-repeated="1018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Late Bronze IIB</text:p>
          </table:table-cell>
          <table:table-cell table:number-columns-repeated="1018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Middle Bronze I</text:p>
          </table:table-cell>
          <table:table-cell table:number-columns-repeated="1018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Late Roman - Byzantine</text:p>
          </table:table-cell>
          <table:table-cell table:number-columns-repeated="1018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Roman</text:p>
          </table:table-cell>
          <table:table-cell table:number-columns-repeated="1018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Umayyad</text:p>
          </table:table-cell>
          <table:table-cell table:number-columns-repeated="1018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ve of Horror_Middle Roman (70-135 CE)</text:p>
          </table:table-cell>
          <table:table-cell table:number-columns-repeated="1018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mas Cave, Nahal Qidron_Late Chalcolithic</text:p>
          </table:table-cell>
          <table:table-cell table:number-columns-repeated="1018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, T._Iron II</text:p>
          </table:table-cell>
          <table:table-cell table:number-columns-repeated="1018"/>
        </table:table-row>
        <table:table-row table:style-name="ro2">
          <table:table-cell table:style-name="ce4" office:value-type="float" office:value="332" calcext:value-type="float">
            <text:p>332</text:p>
          </table:table-cell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or, T._none</text:p>
          </table:table-cell>
          <table:table-cell table:style-name="ce4" table:number-columns-repeated="1018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r, T._Persian</text:p>
          </table:table-cell>
          <table:table-cell table:number-columns-repeated="1018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, T._Iron II</text:p>
          </table:table-cell>
          <table:table-cell table:number-columns-repeated="1018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ita_Late Roman</text:p>
          </table:table-cell>
          <table:table-cell table:number-columns-repeated="1018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503" calcext:value-type="float">
            <text:p>5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uzim (east)_Pre-Pottery Neolithic C</text:p>
          </table:table-cell>
          <table:table-cell table:number-columns-repeated="1018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rar, Kh._Late Roman</text:p>
          </table:table-cell>
          <table:table-cell table:number-columns-repeated="1018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susalem, `Arab es-Sawahira_Byzantine</text:p>
          </table:table-cell>
          <table:table-cell table:number-columns-repeated="1018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Mizrah Talpiyyot_Early Roman (period)</text:p>
          </table:table-cell>
          <table:table-cell table:number-columns-repeated="101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Hellenistic</text:p>
          </table:table-cell>
          <table:table-cell table:number-columns-repeated="1018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Roman</text:p>
          </table:table-cell>
          <table:table-cell table:number-columns-repeated="1018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Middle Bronze I</text:p>
          </table:table-cell>
          <table:table-cell table:number-columns-repeated="1018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`yan Barukh_Lower Palaeolithic</text:p>
          </table:table-cell>
          <table:table-cell table:number-columns-repeated="1018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`yan Barukh_Middle Bronze I</text:p>
          </table:table-cell>
          <table:table-cell table:number-columns-repeated="1018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Oren_Pre-Pottery Neolithic B</text:p>
          </table:table-cell>
          <table:table-cell table:number-columns-repeated="1018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ha, H._Late Neolithic</text:p>
          </table:table-cell>
          <table:table-cell table:number-columns-repeated="1018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`ana, Kh._Mamluk</text:p>
          </table:table-cell>
          <table:table-cell table:number-columns-repeated="1018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tra, H._Roman</text:p>
          </table:table-cell>
          <table:table-cell table:number-columns-repeated="1018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989" calcext:value-type="float">
            <text:p>9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itmit, H._Iron II</text:p>
          </table:table-cell>
          <table:table-cell table:number-columns-repeated="1018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t Menashe 1_Lower Palaeolithic</text:p>
          </table:table-cell>
          <table:table-cell table:number-columns-repeated="1018"/>
        </table:table-row>
        <table:table-row table:style-name="ro2">
          <table:table-cell table:style-name="ce4" office:value-type="float" office:value="351" calcext:value-type="float">
            <text:p>351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immon, H._none</text:p>
          </table:table-cell>
          <table:table-cell table:style-name="ce4" table:number-columns-repeated="1018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Iron IIC-Babylonian-Persian</text:p>
          </table:table-cell>
          <table:table-cell table:number-columns-repeated="1018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125" calcext:value-type="float">
            <text:p>11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mus, T._Late Chalcolithic</text:p>
          </table:table-cell>
          <table:table-cell table:number-columns-repeated="1018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133" calcext:value-type="float">
            <text:p>11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di Murabba`at, Cave 1_Late Chalcolithic</text:p>
          </table:table-cell>
          <table:table-cell table:number-columns-repeated="1018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135" calcext:value-type="float">
            <text:p>11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ziya, Kh. el-_Byzantine</text:p>
          </table:table-cell>
          <table:table-cell table:number-columns-repeated="1018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185" calcext:value-type="float">
            <text:p>11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sufeem-area_Lower Palaeolithic</text:p>
          </table:table-cell>
          <table:table-cell table:number-columns-repeated="1018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Late Chalcolithic</text:p>
          </table:table-cell>
          <table:table-cell table:number-columns-repeated="1018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Late Chalcolithic</text:p>
          </table:table-cell>
          <table:table-cell table:number-columns-repeated="1018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lya, Kh._Late Roman</text:p>
          </table:table-cell>
          <table:table-cell table:number-columns-repeated="1018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leq, H._Early Roman (period)</text:p>
          </table:table-cell>
          <table:table-cell table:number-columns-repeated="1018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 - Goren, Tell_Iron II</text:p>
          </table:table-cell>
          <table:table-cell table:number-columns-repeated="1018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Migdal Ashqelon_Byzantine</text:p>
          </table:table-cell>
          <table:table-cell table:number-columns-repeated="1018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or_Late Chalcolithic</text:p>
          </table:table-cell>
          <table:table-cell table:number-columns-repeated="1018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Early Bronze</text:p>
          </table:table-cell>
          <table:table-cell table:number-columns-repeated="1018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Iron IIA</text:p>
          </table:table-cell>
          <table:table-cell table:number-columns-repeated="1018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Late Bronze I</text:p>
          </table:table-cell>
          <table:table-cell table:number-columns-repeated="1018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_Pre-Ghassulian Chalcolithic</text:p>
          </table:table-cell>
          <table:table-cell table:number-columns-repeated="1018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Chalcolithic</text:p>
          </table:table-cell>
          <table:table-cell table:number-columns-repeated="1018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Neolithic</text:p>
          </table:table-cell>
          <table:table-cell table:number-columns-repeated="1018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el `Amal and Neve Yosef_Iron II</text:p>
          </table:table-cell>
          <table:table-cell table:number-columns-repeated="1018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n, Industrial Zone_Early Bronze I</text:p>
          </table:table-cell>
          <table:table-cell table:number-columns-repeated="1018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Early Bronze</text:p>
          </table:table-cell>
          <table:table-cell table:number-columns-repeated="1018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Late Hellenistic - Early Roman (152 BCE - 70 CE)</text:p>
          </table:table-cell>
          <table:table-cell table:number-columns-repeated="1018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Hellenistic-Roman</text:p>
          </table:table-cell>
          <table:table-cell table:number-columns-repeated="1018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Cardo_Mamluk</text:p>
          </table:table-cell>
          <table:table-cell table:number-columns-repeated="1018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797" calcext:value-type="float">
            <text:p>7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Amira_Middle Palaeolithic</text:p>
          </table:table-cell>
          <table:table-cell table:number-columns-repeated="1018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Late Bronze IIB-Iron I</text:p>
          </table:table-cell>
          <table:table-cell table:number-columns-repeated="1018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864" calcext:value-type="float">
            <text:p>8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mar ha-`Emeq_Byzantine</text:p>
          </table:table-cell>
          <table:table-cell table:number-columns-repeated="1018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gharet <text:s text:c="3"/>el <text:s text:c="3"/>Ghul _Neolithic</text:p>
          </table:table-cell>
          <table:table-cell table:number-columns-repeated="1018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`ana, Kh._Late Roman - Byzantine</text:p>
          </table:table-cell>
          <table:table-cell table:number-columns-repeated="1018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rqar, H._Late Chalcolithic</text:p>
          </table:table-cell>
          <table:table-cell table:number-columns-repeated="1018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, Cave 2Q_Early Roman (period)</text:p>
          </table:table-cell>
          <table:table-cell table:number-columns-repeated="1018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ah `Illit, H._Late Roman</text:p>
          </table:table-cell>
          <table:table-cell table:number-columns-repeated="1018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090" calcext:value-type="float">
            <text:p>109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esh-Sheikh Muwannis_Ottoman</text:p>
          </table:table-cell>
          <table:table-cell table:number-columns-repeated="1018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v`on_Roman</text:p>
          </table:table-cell>
          <table:table-cell table:number-columns-repeated="1018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 Natan_Middle Roman - Late Roman</text:p>
          </table:table-cell>
          <table:table-cell table:number-columns-repeated="1018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khlekon-area near school Jora _Roman</text:p>
          </table:table-cell>
          <table:table-cell table:number-columns-repeated="1018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Late Chalcolithic (?)</text:p>
          </table:table-cell>
          <table:table-cell table:number-columns-repeated="1018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, T._Persian</text:p>
          </table:table-cell>
          <table:table-cell table:number-columns-repeated="1018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in el-Hariri_Late Chalcolithic</text:p>
          </table:table-cell>
          <table:table-cell table:number-columns-repeated="1018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`Aqev_Upper Palaeolithic</text:p>
          </table:table-cell>
          <table:table-cell table:number-columns-repeated="1018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Middle Bronze II-Late Bronze</text:p>
          </table:table-cell>
          <table:table-cell table:number-columns-repeated="1018"/>
        </table:table-row>
        <table:table-row table:style-name="ro2">
          <table:table-cell table:style-name="ce4" office:value-type="float" office:value="393" calcext:value-type="float">
            <text:p>393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Akhziv_none</text:p>
          </table:table-cell>
          <table:table-cell table:style-name="ce4" table:number-columns-repeated="1018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Late Roman</text:p>
          </table:table-cell>
          <table:table-cell table:number-columns-repeated="1018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Roman</text:p>
          </table:table-cell>
          <table:table-cell table:number-columns-repeated="1018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PPN</text:p>
          </table:table-cell>
          <table:table-cell table:number-columns-repeated="1018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Guvrin_Late Roman</text:p>
          </table:table-cell>
          <table:table-cell table:number-columns-repeated="1018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Late Bronze</text:p>
          </table:table-cell>
          <table:table-cell table:number-columns-repeated="1018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_Umayyad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Early Bronze I</text:p>
          </table:table-cell>
          <table:table-cell table:number-columns-repeated="1018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h Zur_Iron II</text:p>
          </table:table-cell>
          <table:table-cell table:number-columns-repeated="1018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Late Byzantine-Ummayad</text:p>
          </table:table-cell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esarea_none</text:p>
          </table:table-cell>
          <table:table-cell table:style-name="ce4" table:number-columns-repeated="1018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ve of Horror_Roman</text:p>
          </table:table-cell>
          <table:table-cell table:number-columns-repeated="1018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ia 1_Lower Palaeolithic</text:p>
          </table:table-cell>
          <table:table-cell table:number-columns-repeated="1018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`at Yasaf_Late Roman</text:p>
          </table:table-cell>
          <table:table-cell table:number-columns-repeated="1018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Early Bronze</text:p>
          </table:table-cell>
          <table:table-cell table:number-columns-repeated="1018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Shiqmona_Middle Bronze II</text:p>
          </table:table-cell>
          <table:table-cell table:number-columns-repeated="1018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dera _Late Roman - Byzantine</text:p>
          </table:table-cell>
          <table:table-cell table:number-columns-repeated="1018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564" calcext:value-type="float">
            <text:p>5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n Rogel_Byzantine</text:p>
          </table:table-cell>
          <table:table-cell table:number-columns-repeated="1018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Baq`a_Lower Palaeolithic</text:p>
          </table:table-cell>
          <table:table-cell table:number-columns-repeated="1018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Hellenistic-Roman</text:p>
          </table:table-cell>
          <table:table-cell table:number-columns-repeated="1018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Mamilla_Byzantine</text:p>
          </table:table-cell>
          <table:table-cell table:number-columns-repeated="1018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Mizrah Talpiyyot_Roman</text:p>
          </table:table-cell>
          <table:table-cell table:number-columns-repeated="1018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Nahalat Ahim_Late Bronze II</text:p>
          </table:table-cell>
          <table:table-cell table:number-columns-repeated="1018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Iron II</text:p>
          </table:table-cell>
          <table:table-cell table:number-columns-repeated="1018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The Jewish Quarter, St. Mary of the Knights_Crusader</text:p>
          </table:table-cell>
          <table:table-cell table:number-columns-repeated="1018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bri_Pottery Neolithic B / Pre-Ghassulian Chc</text:p>
          </table:table-cell>
          <table:table-cell table:number-columns-repeated="1018"/>
        </table:table-row>
        <table:table-row table:style-name="ro2">
          <table:table-cell table:style-name="ce4" office:value-type="float" office:value="419" calcext:value-type="float">
            <text:p>419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Karm er-Ras_none</text:p>
          </table:table-cell>
          <table:table-cell table:style-name="ce4" table:number-columns-repeated="1018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neret_Early Bronze II</text:p>
          </table:table-cell>
          <table:table-cell table:number-columns-repeated="1018"/>
        </table:table-row>
        <table:table-row table:style-name="ro2">
          <table:table-cell table:style-name="ce4" office:value-type="float" office:value="421" calcext:value-type="float">
            <text:p>421</text:p>
          </table:table-cell>
          <table:table-cell table:style-name="ce7" office:value-type="float" office:value="727" calcext:value-type="float">
            <text:p>72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Kison, T._none</text:p>
          </table:table-cell>
          <table:table-cell table:style-name="ce4" table:number-columns-repeated="1018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khav ha-Yarden_Crusader</text:p>
          </table:table-cell>
          <table:table-cell table:number-columns-repeated="1018"/>
        </table:table-row>
        <table:table-row table:style-name="ro2">
          <table:table-cell table:style-name="ce4" office:value-type="float" office:value="423" calcext:value-type="float">
            <text:p>423</text:p>
          </table:table-cell>
          <table:table-cell table:style-name="ce7" office:value-type="float" office:value="736" calcext:value-type="float">
            <text:p>73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Korazim_none</text:p>
          </table:table-cell>
          <table:table-cell table:style-name="ce4" table:number-columns-repeated="1018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dd, Kh._Byzantine</text:p>
          </table:table-cell>
          <table:table-cell table:number-columns-repeated="1018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wat, el-_Late Roman</text:p>
          </table:table-cell>
          <table:table-cell table:number-columns-repeated="1018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oq Nahal Mitla_Middle Palaeolithic</text:p>
          </table:table-cell>
          <table:table-cell table:number-columns-repeated="1018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801" calcext:value-type="float">
            <text:p>8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Gulgolet_Lower Palaeolithic (?)</text:p>
          </table:table-cell>
          <table:table-cell table:number-columns-repeated="1018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Late Bronze I</text:p>
          </table:table-cell>
          <table:table-cell table:number-columns-repeated="1018"/>
        </table:table-row>
        <table:table-row table:style-name="ro2">
          <table:table-cell table:style-name="ce4" office:value-type="float" office:value="429" calcext:value-type="float">
            <text:p>429</text:p>
          </table:table-cell>
          <table:table-cell table:style-name="ce7" office:value-type="float" office:value="846" calcext:value-type="float">
            <text:p>84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ezad `Ateret_none</text:p>
          </table:table-cell>
          <table:table-cell table:style-name="ce4" table:number-columns-repeated="1018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zad Sha`ar Ramon_Late Roman</text:p>
          </table:table-cell>
          <table:table-cell table:number-columns-repeated="1018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872" calcext:value-type="float">
            <text:p>87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Early Bronze</text:p>
          </table:table-cell>
          <table:table-cell table:number-columns-repeated="1018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`ana, Kh._Early Byzantine</text:p>
          </table:table-cell>
          <table:table-cell table:number-columns-repeated="1018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itmit, H._Iron IIC</text:p>
          </table:table-cell>
          <table:table-cell table:number-columns-repeated="1018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Late Bronze II</text:p>
          </table:table-cell>
          <table:table-cell table:number-columns-repeated="1018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chem (Ancient Site)_Middle Bronze II</text:p>
          </table:table-cell>
          <table:table-cell table:number-columns-repeated="1018"/>
        </table:table-row>
        <table:table-row table:style-name="ro2">
          <table:table-cell table:style-name="ce4" office:value-type="float" office:value="436" calcext:value-type="float">
            <text:p>436</text:p>
          </table:table-cell>
          <table:table-cell table:style-name="ce7" office:value-type="float" office:value="1073" calcext:value-type="float">
            <text:p>107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hema`, H._none</text:p>
          </table:table-cell>
          <table:table-cell table:style-name="ce4" table:number-columns-repeated="1018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beika, Kh. esh-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v`on_Middle Roman</text:p>
          </table:table-cell>
          <table:table-cell table:number-columns-repeated="1018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mus, T._Late Chalcolithic,Pre-Ghassulian Chalcolithic</text:p>
          </table:table-cell>
          <table:table-cell table:number-columns-repeated="1018"/>
        </table:table-row>
        <table:table-row table:style-name="ro2">
          <table:table-cell table:style-name="ce4" office:value-type="float" office:value="440" calcext:value-type="float">
            <text:p>440</text:p>
          </table:table-cell>
          <table:table-cell table:style-name="ce7" office:value-type="float" office:value="1138" calcext:value-type="float">
            <text:p>113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Yafo_none</text:p>
          </table:table-cell>
          <table:table-cell table:style-name="ce4" table:number-columns-repeated="1018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151" calcext:value-type="float">
            <text:p>115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qne`am, T._Middle Bronze II</text:p>
          </table:table-cell>
          <table:table-cell table:number-columns-repeated="1018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r Natan_Byzantine</text:p>
          </table:table-cell>
          <table:table-cell table:number-columns-repeated="1018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it Gamliel _Middle Bronze II</text:p>
          </table:table-cell>
          <table:table-cell table:number-columns-repeated="1018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ko _Crusader</text:p>
          </table:table-cell>
          <table:table-cell table:number-columns-repeated="1018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ot Menashe1_Lower Palaeolithic</text:p>
          </table:table-cell>
          <table:table-cell table:number-columns-repeated="1018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Early Roman (period)</text:p>
          </table:table-cell>
          <table:table-cell table:number-columns-repeated="1018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Fatimid</text:p>
          </table:table-cell>
          <table:table-cell table:number-columns-repeated="1018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_none</text:p>
          </table:table-cell>
          <table:table-cell table:number-columns-repeated="1018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 (north)_Roman</text:p>
          </table:table-cell>
          <table:table-cell table:number-columns-repeated="1018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qav, H._Byzantine</text:p>
          </table:table-cell>
          <table:table-cell table:number-columns-repeated="1018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ad, T._Persian</text:p>
          </table:table-cell>
          <table:table-cell table:number-columns-repeated="1018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Late Hellenistic - Early Roman</text:p>
          </table:table-cell>
          <table:table-cell table:number-columns-repeated="1018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Late Hellenistic - Roman</text:p>
          </table:table-cell>
          <table:table-cell table:number-columns-repeated="1018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ha-Shomer_Epi-Palaeolithic</text:p>
          </table:table-cell>
          <table:table-cell table:number-columns-repeated="1018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Ira T._Iron II</text:p>
          </table:table-cell>
          <table:table-cell table:number-columns-repeated="1018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Middle Bronze I</text:p>
          </table:table-cell>
          <table:table-cell table:number-columns-repeated="1018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tsa, H._Byzantine</text:p>
          </table:table-cell>
          <table:table-cell table:number-columns-repeated="1018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tsa, H._Hellenistic</text:p>
          </table:table-cell>
          <table:table-cell table:number-columns-repeated="1018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u Ghosh_Pre-Pottery Neolithic B</text:p>
          </table:table-cell>
          <table:table-cell table:number-columns-repeated="1018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erican <text:s/>Colony <text:s/>Tombs-1940 _Late Roman</text:p>
          </table:table-cell>
          <table:table-cell table:number-columns-repeated="1018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dod, T._Iron I</text:p>
          </table:table-cell>
          <table:table-cell table:number-columns-repeated="1018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qai_Middle Bronze II</text:p>
          </table:table-cell>
          <table:table-cell table:number-columns-repeated="1018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'er Shema`, H._Late Byzantine</text:p>
          </table:table-cell>
          <table:table-cell table:number-columns-repeated="1018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it Fajjar_Late Roman - Byzantine</text:p>
          </table:table-cell>
          <table:table-cell table:number-columns-repeated="1018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 Shemen_Middle Roman (70-135 CE)</text:p>
          </table:table-cell>
          <table:table-cell table:number-columns-repeated="1018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ekhat Ram_Lower Palaeolithic</text:p>
          </table:table-cell>
          <table:table-cell table:number-columns-repeated="1018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Natif, H._Roman</text:p>
          </table:table-cell>
          <table:table-cell table:number-columns-repeated="1018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Middle Roman - Late Roman</text:p>
          </table:table-cell>
          <table:table-cell table:number-columns-repeated="1018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, T._Iron Age</text:p>
          </table:table-cell>
          <table:table-cell table:number-columns-repeated="1018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, T._Persian (?)</text:p>
          </table:table-cell>
          <table:table-cell table:number-columns-repeated="1018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Iron II</text:p>
          </table:table-cell>
          <table:table-cell table:number-columns-repeated="1018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Middle Bronze II</text:p>
          </table:table-cell>
          <table:table-cell table:number-columns-repeated="1018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Late Chalcolithic</text:p>
          </table:table-cell>
          <table:table-cell table:number-columns-repeated="1018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Abu Hawwam_Iron II</text:p>
          </table:table-cell>
          <table:table-cell table:number-columns-repeated="1018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qrit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Late Bronze I</text:p>
          </table:table-cell>
          <table:table-cell table:number-columns-repeated="1018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Late Chalcolithic</text:p>
          </table:table-cell>
          <table:table-cell table:number-columns-repeated="1018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Pre-Pottery Neolithic A</text:p>
          </table:table-cell>
          <table:table-cell table:number-columns-repeated="1018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Early Bronze I</text:p>
          </table:table-cell>
          <table:table-cell table:number-columns-repeated="1018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Giv`at Shapira_Early Roman (period)</text:p>
          </table:table-cell>
          <table:table-cell table:number-columns-repeated="1018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Ketef Hinnom_Early Roman (period)</text:p>
          </table:table-cell>
          <table:table-cell table:number-columns-repeated="1018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Kh. el-Burj_Crusader</text:p>
          </table:table-cell>
          <table:table-cell table:number-columns-repeated="1018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Late Hellenistic,Early Roman (period)</text:p>
          </table:table-cell>
          <table:table-cell table:number-columns-repeated="1018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Late Hellenistic</text:p>
          </table:table-cell>
          <table:table-cell table:number-columns-repeated="1018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omema_Early Roman (period)</text:p>
          </table:table-cell>
          <table:table-cell table:number-columns-repeated="1018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Wa`ar Abu es-Safa_Early Roman (period)</text:p>
          </table:table-cell>
          <table:table-cell table:number-columns-repeated="1018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bri_Pottery Neolithic B / Pre-Ghassulian Chalcolithic</text:p>
          </table:table-cell>
          <table:table-cell table:number-columns-repeated="1018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Late Bronze</text:p>
          </table:table-cell>
          <table:table-cell table:number-columns-repeated="1018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d_Roman</text:p>
          </table:table-cell>
          <table:table-cell table:number-columns-repeated="1018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fjar, Kh. el-_Early Islamic</text:p>
          </table:table-cell>
          <table:table-cell table:number-columns-repeated="1018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HARAT UMM EZ-ZUWEITINA_Natufian</text:p>
          </table:table-cell>
          <table:table-cell table:number-columns-repeated="1018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r, el-_Byzantine</text:p>
          </table:table-cell>
          <table:table-cell table:number-columns-repeated="1018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mshit, H._Late Roman</text:p>
          </table:table-cell>
          <table:table-cell table:number-columns-repeated="1018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esha, T._Persian</text:p>
          </table:table-cell>
          <table:table-cell table:number-columns-repeated="1018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none</text:p>
          </table:table-cell>
          <table:table-cell table:number-columns-repeated="1018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qne, T._Late Bronze II</text:p>
          </table:table-cell>
          <table:table-cell table:number-columns-repeated="1018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mar ha-`Emeq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fort_Crusader</text:p>
          </table:table-cell>
          <table:table-cell table:number-columns-repeated="1018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Mishmar, Me`arat ha-Matmon_Roman</text:p>
          </table:table-cell>
          <table:table-cell table:number-columns-repeated="1018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riyya, Giv`at Katzenelson_Byzantine</text:p>
          </table:table-cell>
          <table:table-cell table:number-columns-repeated="1018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ias, H._Ayyubid</text:p>
          </table:table-cell>
          <table:table-cell table:number-columns-repeated="1018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975" calcext:value-type="float">
            <text:p>9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tra, H._Late Roman</text:p>
          </table:table-cell>
          <table:table-cell table:number-columns-repeated="1018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khesh, T._Iron I</text:p>
          </table:table-cell>
          <table:table-cell table:number-columns-repeated="1018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048" calcext:value-type="float">
            <text:p>10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ha-`Amaqim_none</text:p>
          </table:table-cell>
          <table:table-cell table:number-columns-repeated="1018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ha-Golan_Neolithic</text:p>
          </table:table-cell>
          <table:table-cell table:number-columns-repeated="1018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Iron I (?)</text:p>
          </table:table-cell>
          <table:table-cell table:number-columns-repeated="1018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na`_Late Bronze</text:p>
          </table:table-cell>
          <table:table-cell table:number-columns-repeated="1018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. point 819-A (west)_Byzantine</text:p>
          </table:table-cell>
          <table:table-cell table:number-columns-repeated="1018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131" calcext:value-type="float">
            <text:p>11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di Murabba`at, Cave 1_Early Roman (period)</text:p>
          </table:table-cell>
          <table:table-cell table:number-columns-repeated="1018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qne`am, T._Iron II</text:p>
          </table:table-cell>
          <table:table-cell table:number-columns-repeated="1018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ppor, T._none</text:p>
          </table:table-cell>
          <table:table-cell table:number-columns-repeated="1018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ppori_Roman</text:p>
          </table:table-cell>
          <table:table-cell table:number-columns-repeated="101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קבר <text:s/>אל <text:s/>בסה <text:s/>El <text:s/>Basseh _Roman</text:p>
          </table:table-cell>
          <table:table-cell table:number-columns-repeated="1018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Byzantine (?)</text:p>
          </table:table-cell>
          <table:table-cell table:number-columns-repeated="1018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Persian-Hellenistic (?)</text:p>
          </table:table-cell>
          <table:table-cell table:number-columns-repeated="1018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Jerualem, Old City Wall (2921/108);Jerusalem, Old City (2921/0);Jerusalem, City of David (2922/0)_none</text:p>
          </table:table-cell>
          <table:table-cell table:number-columns-repeated="1018"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Jerusalem, Binyane ha-Umma (5444/0);Jerusalem, Binyane ha-Umma (2789/0);Jerusalem, Binyene ha-Umma (south) (27212/0)_none</text:p>
          </table:table-cell>
          <table:table-cell table:number-columns-repeated="1018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Maresha, Underground System No. 61 (1300/3);Hemda, H. (1299/0);Maresha, T. (1300/0)_none</text:p>
          </table:table-cell>
          <table:table-cell table:number-columns-repeated="1018"/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Qedesh, T. (3631/0);Qedesh, T. (north) (22853/0)_none</text:p>
          </table:table-cell>
          <table:table-cell table:number-columns-repeated="1018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_none</text:p>
          </table:table-cell>
          <table:table-cell table:number-columns-repeated="1018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lya, Kh._none</text:p>
          </table:table-cell>
          <table:table-cell table:number-columns-repeated="1018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zeqa, T._Iron II</text:p>
          </table:table-cell>
          <table:table-cell table:number-columns-repeated="1018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leq, H._Late Byzantine</text:p>
          </table:table-cell>
          <table:table-cell table:number-columns-repeated="1018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 - Goren, T._Persian</text:p>
          </table:table-cell>
          <table:table-cell table:number-columns-repeated="1018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 - Goren, Tell_none</text:p>
          </table:table-cell>
          <table:table-cell table:number-columns-repeated="1018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Late Byzantine</text:p>
          </table:table-cell>
          <table:table-cell table:number-columns-repeated="1018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Late Roman - Byzantine</text:p>
          </table:table-cell>
          <table:table-cell table:number-columns-repeated="1018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Late Bronze (?)</text:p>
          </table:table-cell>
          <table:table-cell table:number-columns-repeated="1018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dod, T._Early Roman (period)</text:p>
          </table:table-cell>
          <table:table-cell table:number-columns-repeated="1018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dod, T._Iron II</text:p>
          </table:table-cell>
          <table:table-cell table:number-columns-repeated="1018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Industrial Area (north)_Byzantine</text:p>
          </table:table-cell>
          <table:table-cell table:number-columns-repeated="1018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Fatimid</text:p>
          </table:table-cell>
          <table:table-cell table:number-columns-repeated="1018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Iron II (?)</text:p>
          </table:table-cell>
          <table:table-cell table:number-columns-repeated="1018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`arim, H._Roman</text:p>
          </table:table-cell>
          <table:table-cell table:number-columns-repeated="1018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T HOUSE_Roman (?)</text:p>
          </table:table-cell>
          <table:table-cell table:number-columns-repeated="1018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ve of Horror_Early Roman - Middle Roman</text:p>
          </table:table-cell>
          <table:table-cell table:number-columns-repeated="1018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ton_none</text:p>
          </table:table-cell>
          <table:table-cell table:number-columns-repeated="1018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hahiriya, edh-_Iron II</text:p>
          </table:table-cell>
          <table:table-cell table:number-columns-repeated="1018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-Bineh <text:s/>1932 _Late Roman</text:p>
          </table:table-cell>
          <table:table-cell table:number-columns-repeated="1018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la_none</text:p>
          </table:table-cell>
          <table:table-cell table:number-columns-repeated="1018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Hellenistic</text:p>
          </table:table-cell>
          <table:table-cell table:number-columns-repeated="1018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Late Bronze (?)</text:p>
          </table:table-cell>
          <table:table-cell table:number-columns-repeated="1018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h Halav_none</text:p>
          </table:table-cell>
          <table:table-cell table:number-columns-repeated="1018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_Late Hellenistic</text:p>
          </table:table-cell>
          <table:table-cell table:number-columns-repeated="1018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Late Neolithic</text:p>
          </table:table-cell>
          <table:table-cell table:number-columns-repeated="1018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Pottery Neolithic B</text:p>
          </table:table-cell>
          <table:table-cell table:number-columns-repeated="1018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dat, H._none</text:p>
          </table:table-cell>
          <table:table-cell table:number-columns-repeated="1018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uzim (east)_Neolithic</text:p>
          </table:table-cell>
          <table:table-cell table:number-columns-repeated="1018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hule Carmel, Underwater site_Neolithic</text:p>
          </table:table-cell>
          <table:table-cell table:number-columns-repeated="1018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evot Mazada_none</text:p>
          </table:table-cell>
          <table:table-cell table:number-columns-repeated="1018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tt_Late Bronze II</text:p>
          </table:table-cell>
          <table:table-cell table:number-columns-repeated="1018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Iron II</text:p>
          </table:table-cell>
          <table:table-cell table:number-columns-repeated="1018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Pottery Neolithic</text:p>
          </table:table-cell>
          <table:table-cell table:number-columns-repeated="1018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Pre-Pottery Neolithic</text:p>
          </table:table-cell>
          <table:table-cell table:number-columns-repeated="1018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in el-Haniya_Byzantine</text:p>
          </table:table-cell>
          <table:table-cell table:number-columns-repeated="1018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meq Refaim_Lower Palaeolithic</text:p>
          </table:table-cell>
          <table:table-cell table:number-columns-repeated="1018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n Rogel_Late Roman - Byzantine</text:p>
          </table:table-cell>
          <table:table-cell table:number-columns-repeated="1018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584" calcext:value-type="float">
            <text:p>5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Middle Roman - Late Roman</text:p>
          </table:table-cell>
          <table:table-cell table:number-columns-repeated="1018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none</text:p>
          </table:table-cell>
          <table:table-cell table:number-columns-repeated="1018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, Pool of Shiloah_Roman</text:p>
          </table:table-cell>
          <table:table-cell table:number-columns-repeated="1018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Ketef Hinnom_Persian</text:p>
          </table:table-cell>
          <table:table-cell table:number-columns-repeated="1018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Meqor Hayyim_none</text:p>
          </table:table-cell>
          <table:table-cell table:number-columns-repeated="1018"/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Byzantine</text:p>
          </table:table-cell>
          <table:table-cell table:number-columns-repeated="1018"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Early Byzantine</text:p>
          </table:table-cell>
          <table:table-cell table:number-columns-repeated="1018"/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Cardo_Ayyubid</text:p>
          </table:table-cell>
          <table:table-cell table:number-columns-repeated="1018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Cardo_Roman-Byzantine</text:p>
          </table:table-cell>
          <table:table-cell table:number-columns-repeated="1018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Israelite and Hellenistic Towers_Umayyad</text:p>
          </table:table-cell>
          <table:table-cell table:number-columns-repeated="1018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Shikkunei Nuseiba_none</text:p>
          </table:table-cell>
          <table:table-cell table:number-columns-repeated="1018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Third Wall Area_none</text:p>
          </table:table-cell>
          <table:table-cell table:number-columns-repeated="1018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bri, el-_Late Roman</text:p>
          </table:table-cell>
          <table:table-cell table:number-columns-repeated="1018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far Bara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an, Kh. el-_Byzantine</text:p>
          </table:table-cell>
          <table:table-cell table:number-columns-repeated="1018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irba, el-_none</text:p>
          </table:table-cell>
          <table:table-cell table:number-columns-repeated="1018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Early Bronze II</text:p>
          </table:table-cell>
          <table:table-cell table:number-columns-repeated="1018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`yan Barukh (north-east)_Late Byzantine (?)</text:p>
          </table:table-cell>
          <table:table-cell table:number-columns-repeated="1018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hzevat `Evron_Lower Palaeolithic</text:p>
          </table:table-cell>
          <table:table-cell table:number-columns-repeated="1018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esha, T._Byzantine</text:p>
          </table:table-cell>
          <table:table-cell table:number-columns-repeated="1018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esha, T._Early Roman (period)</text:p>
          </table:table-cell>
          <table:table-cell table:number-columns-repeated="1018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esha, T._none</text:p>
          </table:table-cell>
          <table:table-cell table:number-columns-repeated="1018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803" calcext:value-type="float">
            <text:p>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Gulgolet_Middle Palaeolithic (?)</text:p>
          </table:table-cell>
          <table:table-cell table:number-columns-repeated="1018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Gulgolet_Upper Palaeolithic</text:p>
          </table:table-cell>
          <table:table-cell table:number-columns-repeated="1018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Nahal_Middle Palaeolithic</text:p>
          </table:table-cell>
          <table:table-cell table:number-columns-repeated="1018"/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Oren_Geometric Kebaran</text:p>
          </table:table-cell>
          <table:table-cell table:number-columns-repeated="1018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vorakh, T._Roman</text:p>
          </table:table-cell>
          <table:table-cell table:number-columns-repeated="1018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ha, H._Pottery Neolithic B</text:p>
          </table:table-cell>
          <table:table-cell table:number-columns-repeated="1018"/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mar ha-`Emeq_Roman-Byzantine</text:p>
          </table:table-cell>
          <table:table-cell table:number-columns-repeated="1018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or Adumim, Khan el-Ahmar_Byzantine</text:p>
          </table:table-cell>
          <table:table-cell table:number-columns-repeated="1018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Iron I</text:p>
          </table:table-cell>
          <table:table-cell table:number-columns-repeated="1018"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zzav, H._Roman</text:p>
          </table:table-cell>
          <table:table-cell table:number-columns-repeated="1018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Ze'elim_Late Chalcolithic</text:p>
          </table:table-cell>
          <table:table-cell table:number-columns-repeated="1018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933" calcext:value-type="float">
            <text:p>9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riyya, Giv`at Katzenelson_Roman</text:p>
          </table:table-cell>
          <table:table-cell table:number-columns-repeated="1018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f_none</text:p>
          </table:table-cell>
          <table:table-cell table:number-columns-repeated="1018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955" calcext:value-type="float">
            <text:p>9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olo 2_Epi-Paleolithic,Epi-Palaeolithic</text:p>
          </table:table-cell>
          <table:table-cell table:number-columns-repeated="1018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ias, H._none</text:p>
          </table:table-cell>
          <table:table-cell table:number-columns-repeated="1018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nat el-Ja`ar_Early Bronze IB</text:p>
          </table:table-cell>
          <table:table-cell table:number-columns-repeated="1018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hish, T._Early Bronze III</text:p>
          </table:table-cell>
          <table:table-cell table:number-columns-repeated="1018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edesh, T._none</text:p>
          </table:table-cell>
          <table:table-cell table:number-columns-repeated="1018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esari, H._none</text:p>
          </table:table-cell>
          <table:table-cell table:number-columns-repeated="1018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at Rahel_Late Roman</text:p>
          </table:table-cell>
          <table:table-cell table:number-columns-repeated="1018"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at Rahel_Persian</text:p>
          </table:table-cell>
          <table:table-cell table:number-columns-repeated="1018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la, Mahzevot Nesher (north)_none</text:p>
          </table:table-cell>
          <table:table-cell table:number-columns-repeated="1018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beib, T._Late Roman</text:p>
          </table:table-cell>
          <table:table-cell table:number-columns-repeated="1018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T. Qasila_Iron II</text:p>
          </table:table-cell>
          <table:table-cell table:number-columns-repeated="1018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berias and Hammat_Early Islamic</text:p>
          </table:table-cell>
          <table:table-cell table:number-columns-repeated="1018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berias and Hammat_none</text:p>
          </table:table-cell>
          <table:table-cell table:number-columns-repeated="1018"/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t Karmel_Middle Palaeolithic</text:p>
          </table:table-cell>
          <table:table-cell table:number-columns-repeated="1018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v`on_Early Roman (period)</text:p>
          </table:table-cell>
          <table:table-cell table:number-columns-repeated="1018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. point 204-E_Byzantine</text:p>
          </table:table-cell>
          <table:table-cell table:number-columns-repeated="1018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_Late Hellenistic - Roman</text:p>
          </table:table-cell>
          <table:table-cell table:number-columns-repeated="1018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`quqa, Kh._Early Hellenistic</text:p>
          </table:table-cell>
          <table:table-cell table:number-columns-repeated="1018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159" calcext:value-type="float">
            <text:p>11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lef, H._Late Bronze II</text:p>
          </table:table-cell>
          <table:table-cell table:number-columns-repeated="1018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ppori_Byzantine</text:p>
          </table:table-cell>
          <table:table-cell table:number-columns-repeated="1018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174" calcext:value-type="float">
            <text:p>11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omet Pardesiya_Byzantine</text:p>
          </table:table-cell>
          <table:table-cell table:number-columns-repeated="1018"/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אתלית <text:s/>ים, <text:s/>אתר <text:s/>תת <text:s/>ימי _Pottery Neolithic A</text:p>
          </table:table-cell>
          <table:table-cell table:number-columns-repeated="1018"/>
        </table:table-row>
        <table:table-row table:style-name="ro3">
          <table:table-cell office:value-type="float" office:value="616" calcext:value-type="float">
            <text:p>616</text:p>
          </table:table-cell>
          <table:table-cell office:value-type="float" office:value="1197" calcext:value-type="float">
            <text:p>11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דקלה _none</text:p>
          </table:table-cell>
          <table:table-cell table:number-columns-repeated="1018"/>
        </table:table-row>
        <table:table-row table:style-name="ro3">
          <table:table-cell office:value-type="float" office:value="617" calcext:value-type="float">
            <text:p>617</text:p>
          </table:table-cell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טולול <text:s/>רוסום <text:s/>Tulul <text:s/>er-Rusum _Byzantine</text:p>
          </table:table-cell>
          <table:table-cell table:number-columns-repeated="1018"/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כברי תחנת הטרנספורמטור _Late Roman</text:p>
          </table:table-cell>
          <table:table-cell table:number-columns-repeated="1018"/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לא <text:s/>ידוע _Pottery Neolithic</text:p>
          </table:table-cell>
          <table:table-cell table:number-columns-repeated="1018"/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מערת <text:s/>חג <text:s/>המולד <text:s/>בנחל <text:s/>קדרון _Roman</text:p>
          </table:table-cell>
          <table:table-cell table:number-columns-repeated="1018"/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נחל חבר, מערה ב' _Middle Roman (70-135 CE)</text:p>
          </table:table-cell>
          <table:table-cell table:number-columns-repeated="1018"/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סאווריף <text:s/>,1932 <text:s/>Sawarif _Early Roman (period)</text:p>
          </table:table-cell>
          <table:table-cell table:number-columns-repeated="1018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Ayyubid</text:p>
          </table:table-cell>
          <table:table-cell table:number-columns-repeated="1018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Crusader</text:p>
          </table:table-cell>
          <table:table-cell table:number-columns-repeated="1018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Hellenistic</text:p>
          </table:table-cell>
          <table:table-cell table:number-columns-repeated="1018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Iron II (?)</text:p>
          </table:table-cell>
          <table:table-cell table:number-columns-repeated="1018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Late Roman</text:p>
          </table:table-cell>
          <table:table-cell table:number-columns-repeated="1018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Roman (?)</text:p>
          </table:table-cell>
          <table:table-cell table:number-columns-repeated="1018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Byzantine</text:p>
          </table:table-cell>
          <table:table-cell table:number-columns-repeated="1018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Late Islamic</text:p>
          </table:table-cell>
          <table:table-cell table:number-columns-repeated="1018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`Akko, Underwater Site (4401/0);`Akko (2266/0)_Crusader</text:p>
          </table:table-cell>
          <table:table-cell table:number-columns-repeated="1018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Ashqelon, Marina (349/1);Ashqelon, Afridar and Barnea` (349/0);Ashqelon, Semadar Hotel (349/2)_Ottoman</text:p>
          </table:table-cell>
          <table:table-cell table:number-columns-repeated="1018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Jerusalem, Monastery of the Cross (2788/0);Jerusalem, Sederot ha-Nasi Ben Zvi (2786/1);Jerusalem, Sederot ha-Nasi Ben Zvi (2786/0)_Early Roman (period)</text:p>
          </table:table-cell>
          <table:table-cell table:number-columns-repeated="1018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Menorim, H. (3676/0);Tiberias, Sitt Sukaina &amp; Moslem cemet. (3679/11);Tiberias and Hammat (3679/0)_Fatimid</text:p>
          </table:table-cell>
          <table:table-cell table:number-columns-repeated="1018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i_Iron I</text:p>
          </table:table-cell>
          <table:table-cell table:number-columns-repeated="1018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 Aqueduct_Byzantine</text:p>
          </table:table-cell>
          <table:table-cell table:number-columns-repeated="1018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ad, T._Early Bronze I</text:p>
          </table:table-cell>
          <table:table-cell table:number-columns-repeated="1018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in el-Fares_Late Chalcolithic</text:p>
          </table:table-cell>
          <table:table-cell table:number-columns-repeated="1018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in ez-Zeituna_Early Roman - Middle Roman</text:p>
          </table:table-cell>
          <table:table-cell table:number-columns-repeated="1018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Besor_Late Chalcolithic</text:p>
          </table:table-cell>
          <table:table-cell table:number-columns-repeated="1018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Roman-Byzantine</text:p>
          </table:table-cell>
          <table:table-cell table:number-columns-repeated="1018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, Nahal David_Hellenistic</text:p>
          </table:table-cell>
          <table:table-cell table:number-columns-repeated="1018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, Synagogue_Byzantine</text:p>
          </table:table-cell>
          <table:table-cell table:number-columns-repeated="1018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v, T._Iron II</text:p>
          </table:table-cell>
          <table:table-cell table:number-columns-repeated="1018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ha-Shomer_Neolithic</text:p>
          </table:table-cell>
          <table:table-cell table:number-columns-repeated="1018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ha-Shomer_Pre-Pottery Neolithic</text:p>
          </table:table-cell>
          <table:table-cell table:number-columns-repeated="1018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Te'o_Pottery Neolithic</text:p>
          </table:table-cell>
          <table:table-cell table:number-columns-repeated="1018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ot `Enan (south)_Middle Bronze I</text:p>
          </table:table-cell>
          <table:table-cell table:number-columns-repeated="1018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vron_Byzantine</text:p>
          </table:table-cell>
          <table:table-cell table:number-columns-repeated="1018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Early Bronze I</text:p>
          </table:table-cell>
          <table:table-cell table:number-columns-repeated="1018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Late Bronze I (?)</text:p>
          </table:table-cell>
          <table:table-cell table:number-columns-repeated="1018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Middle Bronze II (?)</text:p>
          </table:table-cell>
          <table:table-cell table:number-columns-repeated="1018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re_Crusader</text:p>
          </table:table-cell>
          <table:table-cell table:number-columns-repeated="1018"/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Early Bronze I</text:p>
          </table:table-cell>
          <table:table-cell table:number-columns-repeated="1018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Late Bronze I</text:p>
          </table:table-cell>
          <table:table-cell table:number-columns-repeated="1018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iq_Byzantine</text:p>
          </table:table-cell>
          <table:table-cell table:number-columns-repeated="1018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hziv (north)_Iron IIC</text:p>
          </table:table-cell>
          <table:table-cell table:number-columns-repeated="1018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afa, T._Early Roman (period)</text:p>
          </table:table-cell>
          <table:table-cell table:number-columns-repeated="1018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dod, T._Persian</text:p>
          </table:table-cell>
          <table:table-cell table:number-columns-repeated="1018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Afridar and Barnea`_Iron I</text:p>
          </table:table-cell>
          <table:table-cell table:number-columns-repeated="1018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Migdal Ashqelon_Roman</text:p>
          </table:table-cell>
          <table:table-cell table:number-columns-repeated="1018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Late Bronze</text:p>
          </table:table-cell>
          <table:table-cell table:number-columns-repeated="1018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Late Bronze IIB-Iron I</text:p>
          </table:table-cell>
          <table:table-cell table:number-columns-repeated="1018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Late Hellenistic - Early Roman</text:p>
          </table:table-cell>
          <table:table-cell table:number-columns-repeated="1018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Middle Bronze IIB</text:p>
          </table:table-cell>
          <table:table-cell table:number-columns-repeated="1018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Middle Bronze IIC</text:p>
          </table:table-cell>
          <table:table-cell table:number-columns-repeated="1018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Persian</text:p>
          </table:table-cell>
          <table:table-cell table:number-columns-repeated="1018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Persian (?)</text:p>
          </table:table-cell>
          <table:table-cell table:number-columns-repeated="1018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or_Late Bronze IIB-Iron I</text:p>
          </table:table-cell>
          <table:table-cell table:number-columns-repeated="1018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zor_Ottoman</text:p>
          </table:table-cell>
          <table:table-cell table:number-columns-repeated="1018"/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ash, T._Iron IIC</text:p>
          </table:table-cell>
          <table:table-cell table:number-columns-repeated="1018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'er Sheb'a, Old Beduin Market_Byzantine</text:p>
          </table:table-cell>
          <table:table-cell table:number-columns-repeated="1018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e Beraq, Giv`at Sokolov_Late Chalcolithic</text:p>
          </table:table-cell>
          <table:table-cell table:number-columns-repeated="1018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samon_Pre-Pottery Neolithic B (?)</text:p>
          </table:table-cell>
          <table:table-cell table:number-columns-repeated="1018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Early Bronze II</text:p>
          </table:table-cell>
          <table:table-cell table:number-columns-repeated="1018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Iron I</text:p>
          </table:table-cell>
          <table:table-cell table:number-columns-repeated="1018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_Late Bronze II</text:p>
          </table:table-cell>
          <table:table-cell table:number-columns-repeated="1018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Iron Age</text:p>
          </table:table-cell>
          <table:table-cell table:number-columns-repeated="1018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Late Bronze IIB-Iron I</text:p>
          </table:table-cell>
          <table:table-cell table:number-columns-repeated="1018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Persian</text:p>
          </table:table-cell>
          <table:table-cell table:number-columns-repeated="1018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`arim, H._Late Roman</text:p>
          </table:table-cell>
          <table:table-cell table:number-columns-repeated="1018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Late Bronze IIB-Iron I</text:p>
          </table:table-cell>
          <table:table-cell table:number-columns-repeated="1018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hsaida_Mamluk</text:p>
          </table:table-cell>
          <table:table-cell table:number-columns-repeated="1018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yamina_Roman</text:p>
          </table:table-cell>
          <table:table-cell table:number-columns-repeated="1018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q`at Quneitra_Middle Palaeolithic</text:p>
          </table:table-cell>
          <table:table-cell table:number-columns-repeated="1018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shop <text:s/>Gobat <text:s/>School, <text:s/>Rock <text:s/>cut <text:s/>cistern _Early Roman (period)</text:p>
          </table:table-cell>
          <table:table-cell table:number-columns-repeated="1018"/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T HOUSE_Byzantine</text:p>
          </table:table-cell>
          <table:table-cell table:number-columns-repeated="1018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T HOUSE_Early Roman - Middle Roman</text:p>
          </table:table-cell>
          <table:table-cell table:number-columns-repeated="1018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Fatimid-Ayyubid</text:p>
          </table:table-cell>
          <table:table-cell table:number-columns-repeated="1018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_Mamluk</text:p>
          </table:table-cell>
          <table:table-cell table:number-columns-repeated="1018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, Harbour_Crusader</text:p>
          </table:table-cell>
          <table:table-cell table:number-columns-repeated="1018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ir Sallam, Kh._Byzantine</text:p>
          </table:table-cell>
          <table:table-cell table:number-columns-repeated="1018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disya, Kh._Late Roman</text:p>
          </table:table-cell>
          <table:table-cell table:number-columns-repeated="1018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suta_Middle Bronze IIB</text:p>
          </table:table-cell>
          <table:table-cell table:number-columns-repeated="1018"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Early Bronze (?)</text:p>
          </table:table-cell>
          <table:table-cell table:number-columns-repeated="1018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Middle Bronze IIB-C</text:p>
          </table:table-cell>
          <table:table-cell table:number-columns-repeated="1018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none</text:p>
          </table:table-cell>
          <table:table-cell table:number-columns-repeated="1018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`at Ayyala_Middle Bronze II</text:p>
          </table:table-cell>
          <table:table-cell table:number-columns-repeated="1018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vit, H._Late Chalcolithic</text:p>
          </table:table-cell>
          <table:table-cell table:number-columns-repeated="1018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Abu Hawwam_Late Bronze</text:p>
          </table:table-cell>
          <table:table-cell table:number-columns-repeated="1018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Shiqmona_Middle Bronze II</text:p>
          </table:table-cell>
          <table:table-cell table:number-columns-repeated="1018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 Yeda`ya_Byzantine</text:p>
          </table:table-cell>
          <table:table-cell table:number-columns-repeated="1018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zor, T._Iron I</text:p>
          </table:table-cell>
          <table:table-cell table:number-columns-repeated="1018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dera 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mesh, H._Persian</text:p>
          </table:table-cell>
          <table:table-cell table:number-columns-repeated="1018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ga, H._Late Byzantine-Ummayad</text:p>
          </table:table-cell>
          <table:table-cell table:number-columns-repeated="1018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rfeish_Early Roman (period)</text:p>
          </table:table-cell>
          <table:table-cell table:number-columns-repeated="1018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qrit_Late Roman</text:p>
          </table:table-cell>
          <table:table-cell table:number-columns-repeated="1018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Early Bronze I</text:p>
          </table:table-cell>
          <table:table-cell table:number-columns-repeated="1018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Arab-Byzantine</text:p>
          </table:table-cell>
          <table:table-cell table:number-columns-repeated="1018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Giv`at ha-Mivtar_Late Hellenistic - Early Roman</text:p>
          </table:table-cell>
          <table:table-cell table:number-columns-repeated="1018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Giv`at Shapira_Roman</text:p>
          </table:table-cell>
          <table:table-cell table:number-columns-repeated="1018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a-`Ophel_Early Roman (period)</text:p>
          </table:table-cell>
          <table:table-cell table:number-columns-repeated="1018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Ketef Hinnom_Hellenistic</text:p>
          </table:table-cell>
          <table:table-cell table:number-columns-repeated="1018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Manahat_Late Bronze II</text:p>
          </table:table-cell>
          <table:table-cell table:number-columns-repeated="1018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Mont Scopus (west)_Early Roman (period)</text:p>
          </table:table-cell>
          <table:table-cell table:number-columns-repeated="1018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Early Islamic</text:p>
          </table:table-cell>
          <table:table-cell table:number-columns-repeated="1018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Roman</text:p>
          </table:table-cell>
          <table:table-cell table:number-columns-repeated="1018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Cardo_Byzantine</text:p>
          </table:table-cell>
          <table:table-cell table:number-columns-repeated="1018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Israelite and Hellenistic Towers_Mamluk</text:p>
          </table:table-cell>
          <table:table-cell table:number-columns-repeated="1018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 Excavations_Early Roman (period)</text:p>
          </table:table-cell>
          <table:table-cell table:number-columns-repeated="1018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ehov Alfasi_Late Hellenistic - Early Roman</text:p>
          </table:table-cell>
          <table:table-cell table:number-columns-repeated="1018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Ymca--Keren ha-Yesod Street_Roman</text:p>
          </table:table-cell>
          <table:table-cell table:number-columns-repeated="1018"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bri_Iron IIC-Babylonian-Persian</text:p>
          </table:table-cell>
          <table:table-cell table:number-columns-repeated="1018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bri, el-_Roman</text:p>
          </table:table-cell>
          <table:table-cell table:number-columns-repeated="1018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fr Kama_Byzantine</text:p>
          </table:table-cell>
          <table:table-cell table:number-columns-repeated="1018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ar Gil`adi_Pottery Neolithic A</text:p>
          </table:table-cell>
          <table:table-cell table:number-columns-repeated="1018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ar ha-Horesh_Pre-Pottery Neolithic B</text:p>
          </table:table-cell>
          <table:table-cell table:number-columns-repeated="1018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rot, T._Early Bronze II-III</text:p>
          </table:table-cell>
          <table:table-cell table:number-columns-repeated="1018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rot, T._Iron II</text:p>
          </table:table-cell>
          <table:table-cell table:number-columns-repeated="1018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son, T._Iron II</text:p>
          </table:table-cell>
          <table:table-cell table:number-columns-repeated="1018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ssufim road_Late Chalcolithic</text:p>
          </table:table-cell>
          <table:table-cell table:number-columns-repeated="1018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ttan, T._Middle Bronze II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razim_Late Roman</text:p>
          </table:table-cell>
          <table:table-cell table:number-columns-repeated="1018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`yan Barukh_Middle Roman (70-135 CE)</text:p>
          </table:table-cell>
          <table:table-cell table:number-columns-repeated="1018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falsim, T._Byzantine</text:p>
          </table:table-cell>
          <table:table-cell table:number-columns-repeated="1018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Early Bronze I-II</text:p>
          </table:table-cell>
          <table:table-cell table:number-columns-repeated="1018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mar David_Hellenistic</text:p>
          </table:table-cell>
          <table:table-cell table:number-columns-repeated="1018"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mar ha-`Emeq_Late Roman</text:p>
          </table:table-cell>
          <table:table-cell table:number-columns-repeated="1018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a `Illit_Middle Bronze II</text:p>
          </table:table-cell>
          <table:table-cell table:number-columns-repeated="1018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a_Iron II</text:p>
          </table:table-cell>
          <table:table-cell table:number-columns-repeated="1018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gila, T._Late Bronze I</text:p>
          </table:table-cell>
          <table:table-cell table:number-columns-repeated="1018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adera (north)_Early Roman (period)</text:p>
          </table:table-cell>
          <table:table-cell table:number-columns-repeated="1018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ever_Early Roman (period)</text:p>
          </table:table-cell>
          <table:table-cell table:number-columns-repeated="1018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Zalmon Estuary_Early Roman (period)</text:p>
          </table:table-cell>
          <table:table-cell table:number-columns-repeated="1018"/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 Ur_Pottery Neolithic</text:p>
          </table:table-cell>
          <table:table-cell table:number-columns-repeated="1018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zzana_Arab-Byzantine</text:p>
          </table:table-cell>
          <table:table-cell table:number-columns-repeated="1018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ias, H._Roman</text:p>
          </table:table-cell>
          <table:table-cell table:number-columns-repeated="1018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llil, T._Middle Bronze II</text:p>
          </table:table-cell>
          <table:table-cell table:number-columns-repeated="1018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974" calcext:value-type="float">
            <text:p>9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tra, H._Late Byzantine</text:p>
          </table:table-cell>
          <table:table-cell table:number-columns-repeated="1018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zyon, H._Roman-Byzantine</text:p>
          </table:table-cell>
          <table:table-cell table:number-columns-repeated="1018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esari, H._Islamic</text:p>
          </table:table-cell>
          <table:table-cell table:number-columns-repeated="1018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iryat Ata_Byzantine</text:p>
          </table:table-cell>
          <table:table-cell table:number-columns-repeated="1018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iryat Ata_Early Byzantine</text:p>
          </table:table-cell>
          <table:table-cell table:number-columns-repeated="1018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, Cave 7Q_Roman</text:p>
          </table:table-cell>
          <table:table-cell table:number-columns-repeated="1018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 Abu Dahud (north)_Byzantine</text:p>
          </table:table-cell>
          <table:table-cell table:number-columns-repeated="1018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hov, T._Middle Bronze II</text:p>
          </table:table-cell>
          <table:table-cell table:number-columns-repeated="1018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hovot, Weizmann Institute_Fatimid</text:p>
          </table:table-cell>
          <table:table-cell table:number-columns-repeated="1018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h Horsha_Natufian</text:p>
          </table:table-cell>
          <table:table-cell table:number-columns-repeated="1018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Early Roman (period)</text:p>
          </table:table-cell>
          <table:table-cell table:number-columns-repeated="1018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sa_Iron I</text:p>
          </table:table-cell>
          <table:table-cell table:number-columns-repeated="1018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Efrayim (south) [north]_Pottery Neolithic</text:p>
          </table:table-cell>
          <table:table-cell table:number-columns-repeated="1018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Late Bronze IIB</text:p>
          </table:table-cell>
          <table:table-cell table:number-columns-repeated="1018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n Ramon_Early Bronze IA</text:p>
          </table:table-cell>
          <table:table-cell table:number-columns-repeated="1018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va`, T._Persian</text:p>
          </table:table-cell>
          <table:table-cell table:number-columns-repeated="1018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1082" calcext:value-type="float">
            <text:p>10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beika, Kh. esh-_Late Byzantine-Ummayad</text:p>
          </table:table-cell>
          <table:table-cell table:number-columns-repeated="1018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beika, Kh. esh-_Roman-Byzantine</text:p>
          </table:table-cell>
          <table:table-cell table:number-columns-repeated="1018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yiba, et-_Late Chalcolithic</text:p>
          </table:table-cell>
          <table:table-cell table:number-columns-repeated="1018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Ha-Qirya_Hellenistic</text:p>
          </table:table-cell>
          <table:table-cell table:number-columns-repeated="1018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Rehov M. Bodenheimer_Pottery Neolithic</text:p>
          </table:table-cell>
          <table:table-cell table:number-columns-repeated="1018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T. Qasila_Iron IIA</text:p>
          </table:table-cell>
          <table:table-cell table:number-columns-repeated="1018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Yosef_Middle Bronze II</text:p>
          </table:table-cell>
          <table:table-cell table:number-columns-repeated="1018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`an_Middle Bronze II</text:p>
          </table:table-cell>
          <table:table-cell table:number-columns-repeated="1018"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mus `Aiya_Roman</text:p>
          </table:table-cell>
          <table:table-cell table:number-columns-repeated="1018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mus, T._Chalcolithic</text:p>
          </table:table-cell>
          <table:table-cell table:number-columns-repeated="1018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in`am, T._Late Bronze II</text:p>
          </table:table-cell>
          <table:table-cell table:number-columns-repeated="1018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qne`am, T._Hellenistic</text:p>
          </table:table-cell>
          <table:table-cell table:number-columns-repeated="1018"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fit, T._Persian-Hellenistic</text:p>
          </table:table-cell>
          <table:table-cell table:number-columns-repeated="1018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r, T._Iron I</text:p>
          </table:table-cell>
          <table:table-cell table:number-columns-repeated="1018"/>
        </table:table-row>
        <table:table-row table:style-name="ro3">
          <table:table-cell office:value-type="float" office:value="780" calcext:value-type="float">
            <text:p>780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אזור <text:s/>אשקלון <text:s/>Ashkelon <text:s/>area _Late Roman</text:p>
          </table:table-cell>
          <table:table-cell table:number-columns-repeated="1018"/>
        </table:table-row>
        <table:table-row table:style-name="ro3">
          <table:table-cell office:value-type="float" office:value="781" calcext:value-type="float">
            <text:p>781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אשקלון <text:s/>Ashkelon _Roman</text:p>
          </table:table-cell>
          <table:table-cell table:number-columns-repeated="1018"/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ג'ת _Iron II</text:p>
          </table:table-cell>
          <table:table-cell table:number-columns-repeated="1018"/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טבריה _Byzantine</text:p>
          </table:table-cell>
          <table:table-cell table:number-columns-repeated="1018"/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י-ם, עמק המצלבה _Roman</text:p>
          </table:table-cell>
          <table:table-cell table:number-columns-repeated="1018"/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מצודת לענה? _Iron II</text:p>
          </table:table-cell>
          <table:table-cell table:number-columns-repeated="1018"/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משמר העמק, שומריה-קברים_Middle Roman</text:p>
          </table:table-cell>
          <table:table-cell table:number-columns-repeated="1018"/>
        </table:table-row>
        <table:table-row table:style-name="ro3">
          <table:table-cell office:value-type="float" office:value="787" calcext:value-type="float">
            <text:p>787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נבי- רובי, מערה _Middle Bronze II</text:p>
          </table:table-cell>
          <table:table-cell table:number-columns-repeated="1018"/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קבר <text:s/>אל <text:s/>בסה <text:s/>El <text:s/>Basseh _Byzantine</text:p>
          </table:table-cell>
          <table:table-cell table:number-columns-repeated="1018"/>
        </table:table-row>
        <table:table-row table:style-name="ro3">
          <table:table-cell office:value-type="float" office:value="789" calcext:value-type="float">
            <text:p>789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רחובות _Late Roman</text:p>
          </table:table-cell>
          <table:table-cell table:number-columns-repeated="1018"/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תל <text:s/>ברק <text:s/>Tell <text:s/>Barak _Roman</text:p>
          </table:table-cell>
          <table:table-cell table:number-columns-repeated="1018"/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תל באיזור השפלה (אחד מן הארבעה של מקליסטר)? _Iron I</text:p>
          </table:table-cell>
          <table:table-cell table:number-columns-repeated="1018"/>
        </table:table-row>
        <table:table-row table:style-name="ro3">
          <table:table-cell office:value-type="float" office:value="792" calcext:value-type="float">
            <text:p>792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תנור _Chalcolithic</text:p>
          </table:table-cell>
          <table:table-cell table:number-columns-repeated="1018"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Late Bronze</text:p>
          </table:table-cell>
          <table:table-cell table:number-columns-repeated="1018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Late Bronze IIB-Iron I</text:p>
          </table:table-cell>
          <table:table-cell table:number-columns-repeated="1018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Late Byzantine</text:p>
          </table:table-cell>
          <table:table-cell table:number-columns-repeated="1018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Middle Roman (70-135 CE)</text:p>
          </table:table-cell>
          <table:table-cell table:number-columns-repeated="1018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Islamic</text:p>
          </table:table-cell>
          <table:table-cell table:number-columns-repeated="1018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Middle Roman</text:p>
          </table:table-cell>
          <table:table-cell table:number-columns-repeated="1018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none</text:p>
          </table:table-cell>
          <table:table-cell table:number-columns-repeated="1018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Roman</text:p>
          </table:table-cell>
          <table:table-cell table:number-columns-repeated="1018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Asida, Kh._Byzantine</text:p>
          </table:table-cell>
          <table:table-cell table:number-columns-repeated="1018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 (1579/0);Kefar Sava, Trig. point 11-R (1578/0); (25070/0)_Late Byzantine-Ummayad</text:p>
          </table:table-cell>
          <table:table-cell table:number-columns-repeated="1018"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`Akko, T. (2328/0);`Akko (2266/0)_none</text:p>
          </table:table-cell>
          <table:table-cell table:number-columns-repeated="1018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Jerusalem, Old City (2921/0);Jerusalem, Har Ziyyon (2867/0);Jerusalem, Hinnom Valley (2868/0)_none</text:p>
          </table:table-cell>
          <table:table-cell table:number-columns-repeated="1018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Maresha, Underground System No. 51 (1300/25);La`ada, H. (1249/0);Maresha, T. (1300/0)_none</text:p>
          </table:table-cell>
          <table:table-cell table:number-columns-repeated="1018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Shoham (north) (15125/0);Trig. point 200-Z (south) (13259/0);Shoham (east) (25101/0)_none</text:p>
          </table:table-cell>
          <table:table-cell table:number-columns-repeated="1018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 (north)_none</text:p>
          </table:table-cell>
          <table:table-cell table:number-columns-repeated="1018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_Late Roman</text:p>
          </table:table-cell>
          <table:table-cell table:number-columns-repeated="1018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_Mamluk</text:p>
          </table:table-cell>
          <table:table-cell table:number-columns-repeated="1018"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kko, Underwater Site_none</text:p>
          </table:table-cell>
          <table:table-cell table:number-columns-repeated="1018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ad, T._Early Bronze IB</text:p>
          </table:table-cell>
          <table:table-cell table:number-columns-repeated="1018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o`er, T._Iron IIC</text:p>
          </table:table-cell>
          <table:table-cell table:number-columns-repeated="1018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zeqa, T._Iron I</text:p>
          </table:table-cell>
          <table:table-cell table:number-columns-repeated="1018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Dmumit_Byzantine</text:p>
          </table:table-cell>
          <table:table-cell table:number-columns-repeated="1018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Mamluk</text:p>
          </table:table-cell>
          <table:table-cell table:number-columns-repeated="1018"/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Nashut, H._Byzantine</text:p>
          </table:table-cell>
          <table:table-cell table:number-columns-repeated="1018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qed_none</text:p>
          </table:table-cell>
          <table:table-cell table:number-columns-repeated="1018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Idham, T. el-_Middle Bronze IIA</text:p>
          </table:table-cell>
          <table:table-cell table:number-columns-repeated="1018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Isfiya_Byzantine</text:p>
          </table:table-cell>
          <table:table-cell table:number-columns-repeated="1018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Middle Bronze IIC</text:p>
          </table:table-cell>
          <table:table-cell table:number-columns-repeated="1018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50-23480 14450-23480_none</text:p>
          </table:table-cell>
          <table:table-cell table:number-columns-repeated="1018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05-2220 1795-2210_none</text:p>
          </table:table-cell>
          <table:table-cell table:number-columns-repeated="1018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6-2247 1856-2247_none</text:p>
          </table:table-cell>
          <table:table-cell table:number-columns-repeated="1018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u Ghosh_Pre-Pottery Neolithic C</text:p>
          </table:table-cell>
          <table:table-cell table:number-columns-repeated="1018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re <text:s/>Museum <text:s/>Collection _Late Roman</text:p>
          </table:table-cell>
          <table:table-cell table:number-columns-repeated="1018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re <text:s/>Museum <text:s/>collection _Roman</text:p>
          </table:table-cell>
          <table:table-cell table:number-columns-repeated="1018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Middle Bronze IIB</text:p>
          </table:table-cell>
          <table:table-cell table:number-columns-repeated="1018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, T._none</text:p>
          </table:table-cell>
          <table:table-cell table:number-columns-repeated="1018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hziv_Persian</text:p>
          </table:table-cell>
          <table:table-cell table:number-columns-repeated="1018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hziv, T_Persian</text:p>
          </table:table-cell>
          <table:table-cell table:number-columns-repeated="1018"/>
        </table:table-row>
        <table:table-row table:style-name="ro3">
          <table:table-cell office:value-type="float" office:value="831" calcext:value-type="float">
            <text:p>83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och??? סוריה_Hellenistic</text:p>
          </table:table-cell>
          <table:table-cell table:number-columns-repeated="1018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shaf, T._Crusader,Ayyubid</text:p>
          </table:table-cell>
          <table:table-cell table:number-columns-repeated="1018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dod Yam, H._Iron I</text:p>
          </table:table-cell>
          <table:table-cell table:number-columns-repeated="1018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kelon <text:s/>1933 _Iron IIC-Babylonian-Persian (?)</text:p>
          </table:table-cell>
          <table:table-cell table:number-columns-repeated="1018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Abu Qutuf_none</text:p>
          </table:table-cell>
          <table:table-cell table:number-columns-repeated="1018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Afridar and Barnea` (east)_Late Roman</text:p>
          </table:table-cell>
          <table:table-cell table:number-columns-repeated="1018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Afridar and Barnea`_Iron IIC-Babylonian-Persian</text:p>
          </table:table-cell>
          <table:table-cell table:number-columns-repeated="1018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el-Jura_Early Roman (period)</text:p>
          </table:table-cell>
          <table:table-cell table:number-columns-repeated="1018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Migdal Ashqelon_Roman-Byzantine (?)</text:p>
          </table:table-cell>
          <table:table-cell table:number-columns-repeated="1018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Ni`ilya_Roman</text:p>
          </table:table-cell>
          <table:table-cell table:number-columns-repeated="1018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Iron IIC-Babylonian-Persian</text:p>
          </table:table-cell>
          <table:table-cell table:number-columns-repeated="1018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T. Ashqelon_Late Roman - Byzantine</text:p>
          </table:table-cell>
          <table:table-cell table:number-columns-repeated="1018"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qa el-Gharbiya (south)_Byzantine</text:p>
          </table:table-cell>
          <table:table-cell table:number-columns-repeated="1018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a, H._none</text:p>
          </table:table-cell>
          <table:table-cell table:number-columns-repeated="1018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ash, T._Iron IIB</text:p>
          </table:table-cell>
          <table:table-cell table:number-columns-repeated="1018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'er Shema`, H._Early Islamic</text:p>
          </table:table-cell>
          <table:table-cell table:number-columns-repeated="1018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'er Sheva`_none</text:p>
          </table:table-cell>
          <table:table-cell table:number-columns-repeated="1018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'er Sheva`, H. Betar_Late Chalcolithic</text:p>
          </table:table-cell>
          <table:table-cell table:number-columns-repeated="1018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 Shemen_Early Roman (period)</text:p>
          </table:table-cell>
          <table:table-cell table:number-columns-repeated="1018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 Shemen_none</text:p>
          </table:table-cell>
          <table:table-cell table:number-columns-repeated="1018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Guvrin_Byzantine</text:p>
          </table:table-cell>
          <table:table-cell table:number-columns-repeated="1018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Guvrin_none</text:p>
          </table:table-cell>
          <table:table-cell table:number-columns-repeated="1018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Mirsham, T._Middle Bronze II-Late Bronze</text:p>
          </table:table-cell>
          <table:table-cell table:number-columns-repeated="1018"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Natif, H._Late Roman</text:p>
          </table:table-cell>
          <table:table-cell table:number-columns-repeated="1018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e'an T., Iztabba (north)_none</text:p>
          </table:table-cell>
          <table:table-cell table:number-columns-repeated="1018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_Ayyubid-Mamluk</text:p>
          </table:table-cell>
          <table:table-cell table:number-columns-repeated="1018"/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_Byzantine</text:p>
          </table:table-cell>
          <table:table-cell table:number-columns-repeated="1018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_none</text:p>
          </table:table-cell>
          <table:table-cell table:number-columns-repeated="1018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Shikkun Waw_none</text:p>
          </table:table-cell>
          <table:table-cell table:number-columns-repeated="1018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Early Bronze</text:p>
          </table:table-cell>
          <table:table-cell table:number-columns-repeated="1018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Early Bronze II</text:p>
          </table:table-cell>
          <table:table-cell table:number-columns-repeated="1018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Early Byzantine</text:p>
          </table:table-cell>
          <table:table-cell table:number-columns-repeated="1018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Iron IIA,Iron I</text:p>
          </table:table-cell>
          <table:table-cell table:number-columns-repeated="1018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Late Bronze I (?)</text:p>
          </table:table-cell>
          <table:table-cell table:number-columns-repeated="1018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Late Chalcolithic</text:p>
          </table:table-cell>
          <table:table-cell table:number-columns-repeated="1018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Middle Bronze II-Late Bronze</text:p>
          </table:table-cell>
          <table:table-cell table:number-columns-repeated="1018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Middle Bronze IIC</text:p>
          </table:table-cell>
          <table:table-cell table:number-columns-repeated="1018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`arim, H.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Iron IIA</text:p>
          </table:table-cell>
          <table:table-cell table:number-columns-repeated="1018"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Late Chalcolithic</text:p>
          </table:table-cell>
          <table:table-cell table:number-columns-repeated="1018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h Zur_none</text:p>
          </table:table-cell>
          <table:table-cell table:number-columns-repeated="1018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hel_Late Bronze I</text:p>
          </table:table-cell>
          <table:table-cell table:number-columns-repeated="1018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hsaida_Iron II</text:p>
          </table:table-cell>
          <table:table-cell table:number-columns-repeated="1018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t Ahim_Roman</text:p>
          </table:table-cell>
          <table:table-cell table:number-columns-repeated="1018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at, Kh (south-west)_Early Roman (period)</text:p>
          </table:table-cell>
          <table:table-cell table:number-columns-repeated="1018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qa_Byzantine</text:p>
          </table:table-cell>
          <table:table-cell table:number-columns-repeated="1018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stan, H._Byzantine</text:p>
          </table:table-cell>
          <table:table-cell table:number-columns-repeated="1018"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, HARBOUR_Crusader</text:p>
          </table:table-cell>
          <table:table-cell table:number-columns-repeated="1018"/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, Harbour_none</text:p>
          </table:table-cell>
          <table:table-cell table:number-columns-repeated="1018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ve 27, En-Gedi_Roman</text:p>
          </table:table-cell>
          <table:table-cell table:number-columns-repeated="1018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lhamiya_Pottery Neolithic</text:p>
          </table:table-cell>
          <table:table-cell table:number-columns-repeated="1018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rkemon, H._Roman</text:p>
          </table:table-cell>
          <table:table-cell table:number-columns-repeated="1018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htemo`a_Early Byzantine</text:p>
          </table:table-cell>
          <table:table-cell table:number-columns-repeated="1018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hura-(Sheep pens)_none</text:p>
          </table:table-cell>
          <table:table-cell table:number-columns-repeated="1018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, T._Late Bronze (?)</text:p>
          </table:table-cell>
          <table:table-cell table:number-columns-repeated="1018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, T._none</text:p>
          </table:table-cell>
          <table:table-cell table:number-columns-repeated="1018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n Soreq (south)_none</text:p>
          </table:table-cell>
          <table:table-cell table:number-columns-repeated="1018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t, T._Early Roman (period)</text:p>
          </table:table-cell>
          <table:table-cell table:number-columns-repeated="1018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lilot_Iron IIC-Babylonian-Persian</text:p>
          </table:table-cell>
          <table:table-cell table:number-columns-repeated="1018"/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Early Bronze</text:p>
          </table:table-cell>
          <table:table-cell table:number-columns-repeated="1018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Late Bronze IIB-Iron I</text:p>
          </table:table-cell>
          <table:table-cell table:number-columns-repeated="1018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zer, T._Persian</text:p>
          </table:table-cell>
          <table:table-cell table:number-columns-repeated="1018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`at Yasaf_Persian</text:p>
          </table:table-cell>
          <table:table-cell table:number-columns-repeated="1018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ded, T._Iron II</text:p>
          </table:table-cell>
          <table:table-cell table:number-columns-repeated="1018"/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v, H._Byzantine</text:p>
          </table:table-cell>
          <table:table-cell table:number-columns-repeated="1018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h Halav_Crusader (?)</text:p>
          </table:table-cell>
          <table:table-cell table:number-columns-repeated="1018"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_Late Hellenistic - Early Roman</text:p>
          </table:table-cell>
          <table:table-cell table:number-columns-repeated="1018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_Middle Roman</text:p>
          </table:table-cell>
          <table:table-cell table:number-columns-repeated="1018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, Nili (north)_Pottery Neolithic B / Pre-Ghassulian Chalcolithic</text:p>
          </table:table-cell>
          <table:table-cell table:number-columns-repeated="1018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Nemal ha-Qishon_Late Bronze II</text:p>
          </table:table-cell>
          <table:table-cell table:number-columns-repeated="1018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Shiqmona, Underwater site_none</text:p>
          </table:table-cell>
          <table:table-cell table:number-columns-repeated="1018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Shiqmona_Persian</text:p>
          </table:table-cell>
          <table:table-cell table:number-columns-repeated="1018"/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el-Hanan_none</text:p>
          </table:table-cell>
          <table:table-cell table:number-columns-repeated="1018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adya_Late Neolithic</text:p>
          </table:table-cell>
          <table:table-cell table:number-columns-repeated="1018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i, H._none</text:p>
          </table:table-cell>
          <table:table-cell table:number-columns-repeated="1018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uzim (east)_Pre-Pottery Neolithic</text:p>
          </table:table-cell>
          <table:table-cell table:number-columns-repeated="1018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mda, H._none</text:p>
          </table:table-cell>
          <table:table-cell table:number-columns-repeated="1018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zma_Early Roman (period)</text:p>
          </table:table-cell>
          <table:table-cell table:number-columns-repeated="1018"/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n, Industry Zone_Lower Palaeolithic</text:p>
          </table:table-cell>
          <table:table-cell table:number-columns-repeated="1018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evot Mazada_Late Hellenistic - Early Roman</text:p>
          </table:table-cell>
          <table:table-cell table:number-columns-repeated="1018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hwa`_none</text:p>
          </table:table-cell>
          <table:table-cell table:number-columns-repeated="1018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Late Bronze</text:p>
          </table:table-cell>
          <table:table-cell table:number-columns-repeated="1018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none</text:p>
          </table:table-cell>
          <table:table-cell table:number-columns-repeated="1018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alem, Old City Wall_none</text:p>
          </table:table-cell>
          <table:table-cell table:number-columns-repeated="1018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Binyane ha-Umma_none</text:p>
          </table:table-cell>
          <table:table-cell table:number-columns-repeated="1018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Broad Wall_Early Roman (period)</text:p>
          </table:table-cell>
          <table:table-cell table:number-columns-repeated="1018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Byzantine</text:p>
          </table:table-cell>
          <table:table-cell table:number-columns-repeated="1018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, Pool of Shiloah_none</text:p>
          </table:table-cell>
          <table:table-cell table:number-columns-repeated="1018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Derekh Shkhem-pinat Rehov Zalah ed-Din_Late Roman</text:p>
          </table:table-cell>
          <table:table-cell table:number-columns-repeated="1018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Derekh Shkhem-pinat Rehov Zalah ed-Din_Roman-Byzantine</text:p>
          </table:table-cell>
          <table:table-cell table:number-columns-repeated="1018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ar Hozvim_none</text:p>
          </table:table-cell>
          <table:table-cell table:number-columns-repeated="1018"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innom Valley, lower_Roman</text:p>
          </table:table-cell>
          <table:table-cell table:number-columns-repeated="1018"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Mamilla_Late Byzantine</text:p>
          </table:table-cell>
          <table:table-cell table:number-columns-repeated="1018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Nabi `Akasha (north)_Hellenistic</text:p>
          </table:table-cell>
          <table:table-cell table:number-columns-repeated="1018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Late Byzantine</text:p>
          </table:table-cell>
          <table:table-cell table:number-columns-repeated="1018"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Citadel_none</text:p>
          </table:table-cell>
          <table:table-cell table:number-columns-repeated="1018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Nabatean</text:p>
          </table:table-cell>
          <table:table-cell table:number-columns-repeated="1018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Cardo_Ayyubid-Mamluk</text:p>
          </table:table-cell>
          <table:table-cell table:number-columns-repeated="1018"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Cardo_Ottoman</text:p>
          </table:table-cell>
          <table:table-cell table:number-columns-repeated="1018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Byzantine</text:p>
          </table:table-cell>
          <table:table-cell table:number-columns-repeated="1018"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Early Roman - Middle Roman</text:p>
          </table:table-cell>
          <table:table-cell table:number-columns-repeated="1018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Qiryat ha-Yovel_none</text:p>
          </table:table-cell>
          <table:table-cell table:number-columns-repeated="1018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amot C+D_Late Hellenistic</text:p>
          </table:table-cell>
          <table:table-cell table:number-columns-repeated="1018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ockefeller Museum_Byzantine</text:p>
          </table:table-cell>
          <table:table-cell table:number-columns-repeated="1018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ockefeller Museum_Roman</text:p>
          </table:table-cell>
          <table:table-cell table:number-columns-repeated="1018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Third Wall Area_Byzantine</text:p>
          </table:table-cell>
          <table:table-cell table:number-columns-repeated="1018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fr Kama_Late Roman</text:p>
          </table:table-cell>
          <table:table-cell table:number-columns-repeated="1018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ar Nahum_none</text:p>
          </table:table-cell>
          <table:table-cell table:number-columns-repeated="1018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ar Ruppin_Late Bronze II</text:p>
          </table:table-cell>
          <table:table-cell table:number-columns-repeated="1018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.Raghwan <text:s/>-Jerusalem <text:s/>area _Byzantine</text:p>
          </table:table-cell>
          <table:table-cell table:number-columns-repeated="1018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aroz, H._Neolithic</text:p>
          </table:table-cell>
          <table:table-cell table:number-columns-repeated="1018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irba, el-_Late Hellenistic-Hasmonean-Early Nabatea</text:p>
          </table:table-cell>
          <table:table-cell table:number-columns-repeated="1018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khav ha-Yarden_Ayyubid-Mamluk</text:p>
          </table:table-cell>
          <table:table-cell table:number-columns-repeated="1018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khav ha-Yarden_Islamic</text:p>
          </table:table-cell>
          <table:table-cell table:number-columns-repeated="1018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Early Bronze II-III</text:p>
          </table:table-cell>
          <table:table-cell table:number-columns-repeated="1018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Late Bronze I</text:p>
          </table:table-cell>
          <table:table-cell table:number-columns-repeated="1018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Late Bronze IIB-Iron I</text:p>
          </table:table-cell>
          <table:table-cell table:number-columns-repeated="1018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Middle Bronze II</text:p>
          </table:table-cell>
          <table:table-cell table:number-columns-repeated="1018"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d_none</text:p>
          </table:table-cell>
          <table:table-cell table:number-columns-repeated="1018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d, Maqam esh-Sheikh `Abd er-Rahman_none</text:p>
          </table:table-cell>
          <table:table-cell table:number-columns-repeated="1018"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`alot-Tarshiha_Byzantine</text:p>
          </table:table-cell>
          <table:table-cell table:number-columns-repeated="1018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`on, H._Byzantine</text:p>
          </table:table-cell>
          <table:table-cell table:number-columns-repeated="1018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fjar, Kh. el-_Islamic</text:p>
          </table:table-cell>
          <table:table-cell table:number-columns-repeated="1018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fjar, Kh. el-_Late Byzantine-Ummayad</text:p>
          </table:table-cell>
          <table:table-cell table:number-columns-repeated="1018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harat Abu Shinja_none</text:p>
          </table:table-cell>
          <table:table-cell table:number-columns-repeated="1018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jami`, el-_Late Chalcolithic</text:p>
          </table:table-cell>
          <table:table-cell table:number-columns-repeated="1018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r, el-_Roman</text:p>
          </table:table-cell>
          <table:table-cell table:number-columns-repeated="1018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awat, el-_Roman-Byzantine</text:p>
          </table:table-cell>
          <table:table-cell table:number-columns-repeated="1018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esha, T._Iron II</text:p>
          </table:table-cell>
          <table:table-cell table:number-columns-repeated="1018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lul Zurim_Middle Bronze I</text:p>
          </table:table-cell>
          <table:table-cell table:number-columns-repeated="1018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`Amud_Middle Palaeolithic</text:p>
          </table:table-cell>
          <table:table-cell table:number-columns-repeated="1018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a-Yonim_none</text:p>
          </table:table-cell>
          <table:table-cell table:number-columns-repeated="1018"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Hillazon Tahtit_Natufian</text:p>
          </table:table-cell>
          <table:table-cell table:number-columns-repeated="1018"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ot Yonim_Epi-Paleolithic,Natufian,Epi-Palaeolithic</text:p>
          </table:table-cell>
          <table:table-cell table:number-columns-repeated="1018"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Early Bronze</text:p>
          </table:table-cell>
          <table:table-cell table:number-columns-repeated="1018"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Iron IIA</text:p>
          </table:table-cell>
          <table:table-cell table:number-columns-repeated="1018"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Iron IIC-Babylonian-Persian</text:p>
          </table:table-cell>
          <table:table-cell table:number-columns-repeated="1018"/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Persian</text:p>
          </table:table-cell>
          <table:table-cell table:number-columns-repeated="1018"/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zad Sha`ar Ramon_Roman</text:p>
          </table:table-cell>
          <table:table-cell table:number-columns-repeated="1018"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khal, T._Persian</text:p>
          </table:table-cell>
          <table:table-cell table:number-columns-repeated="1018"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mar ha-`Emeq_none</text:p>
          </table:table-cell>
          <table:table-cell table:number-columns-repeated="1018"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Early Bronze III</text:p>
          </table:table-cell>
          <table:table-cell table:number-columns-repeated="1018"/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, T_Late Bronze II</text:p>
          </table:table-cell>
          <table:table-cell table:number-columns-repeated="1018"/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a_Persian</text:p>
          </table:table-cell>
          <table:table-cell table:number-columns-repeated="1018"/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sha`an_Late Chalcolithic</text:p>
          </table:table-cell>
          <table:table-cell table:number-columns-repeated="1018"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`aran_Byzantine</text:p>
          </table:table-cell>
          <table:table-cell table:number-columns-repeated="1018"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David, Me`arat ha-Berekha_Late Chalcolithic</text:p>
          </table:table-cell>
          <table:table-cell table:number-columns-repeated="1018"/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Gerar_Late Chalcolithic</text:p>
          </table:table-cell>
          <table:table-cell table:number-columns-repeated="1018"/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riyya, Giv`at Katzenelson_none</text:p>
          </table:table-cell>
          <table:table-cell table:number-columns-repeated="1018"/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zerat_Roman (?)</text:p>
          </table:table-cell>
          <table:table-cell table:number-columns-repeated="1018"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zor, H._Byzantine</text:p>
          </table:table-cell>
          <table:table-cell table:number-columns-repeated="1018"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mal Akhziv_Iron Age</text:p>
          </table:table-cell>
          <table:table-cell table:number-columns-repeated="1018"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oraya, H._none</text:p>
          </table:table-cell>
          <table:table-cell table:number-columns-repeated="1018"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 `Aqiva_Late Roman</text:p>
          </table:table-cell>
          <table:table-cell table:number-columns-repeated="1018"/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ve, H._none</text:p>
          </table:table-cell>
          <table:table-cell table:number-columns-repeated="1018"/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969" calcext:value-type="float">
            <text:p>9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hish, T._Early Bronze II-III</text:p>
          </table:table-cell>
          <table:table-cell table:number-columns-repeated="1018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srin_none</text:p>
          </table:table-cell>
          <table:table-cell table:number-columns-repeated="1018"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zyon, H._Roman</text:p>
          </table:table-cell>
          <table:table-cell table:number-columns-repeated="1018"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eren Naftali_none</text:p>
          </table:table-cell>
          <table:table-cell table:number-columns-repeated="1018"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, Cave 2Q_Roman</text:p>
          </table:table-cell>
          <table:table-cell table:number-columns-repeated="1018"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, Cave 9Q_Early Roman (period)</text:p>
          </table:table-cell>
          <table:table-cell table:number-columns-repeated="1018"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fah, Kh._none</text:p>
          </table:table-cell>
          <table:table-cell table:number-columns-repeated="1018"/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at Yishay_none</text:p>
          </table:table-cell>
          <table:table-cell table:number-columns-repeated="1018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la, Highway No. 1_Early Islamic</text:p>
          </table:table-cell>
          <table:table-cell table:number-columns-repeated="1018"/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m, Kh. er-_Late Hellenistic</text:p>
          </table:table-cell>
          <table:table-cell table:number-columns-repeated="1018"/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hov, T._Iron II</text:p>
          </table:table-cell>
          <table:table-cell table:number-columns-repeated="1018"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h `En Mor_Middle Palaeolithic</text:p>
          </table:table-cell>
          <table:table-cell table:number-columns-repeated="1018"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h ha-`Ayin_Iron II</text:p>
          </table:table-cell>
          <table:table-cell table:number-columns-repeated="1018"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Hellenistic (?)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Late Roman</text:p>
          </table:table-cell>
          <table:table-cell table:number-columns-repeated="1018"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none</text:p>
          </table:table-cell>
          <table:table-cell table:number-columns-repeated="1018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sa_none</text:p>
          </table:table-cell>
          <table:table-cell table:number-columns-repeated="1018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Efrayim (south) [north]_Early Bronze IB</text:p>
          </table:table-cell>
          <table:table-cell table:number-columns-repeated="1018"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lem, T._Crusader</text:p>
          </table:table-cell>
          <table:table-cell table:number-columns-repeated="1018"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Early Bronze I</text:p>
          </table:table-cell>
          <table:table-cell table:number-columns-repeated="1018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Late Bronze</text:p>
          </table:table-cell>
          <table:table-cell table:number-columns-repeated="1018"/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uhen, T._Middle Bronze II</text:p>
          </table:table-cell>
          <table:table-cell table:number-columns-repeated="1018"/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chem (Ancient Site)_Roman</text:p>
          </table:table-cell>
          <table:table-cell table:number-columns-repeated="1018"/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ham_Byzantine</text:p>
          </table:table-cell>
          <table:table-cell table:number-columns-repeated="1018"/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Ramat Aviv_Ottoman</text:p>
          </table:table-cell>
          <table:table-cell table:number-columns-repeated="1018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T. el-Hashshash_none</text:p>
          </table:table-cell>
          <table:table-cell table:number-columns-repeated="1018"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T. Qasila_Iron I</text:p>
          </table:table-cell>
          <table:table-cell table:number-columns-repeated="1018"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berias and Hammat, Thermae_Byzantine</text:p>
          </table:table-cell>
          <table:table-cell table:number-columns-repeated="1018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berias and Hammat, Thermae_Crusader</text:p>
          </table:table-cell>
          <table:table-cell table:number-columns-repeated="1018"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nshemet, H._Early Islamic,Umayyad-Abbasid</text:p>
          </table:table-cell>
          <table:table-cell table:number-columns-repeated="1018"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at Karmel_Lower Palaeolithic</text:p>
          </table:table-cell>
          <table:table-cell table:number-columns-repeated="1018"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. point 112-S_Iron I</text:p>
          </table:table-cell>
          <table:table-cell table:number-columns-repeated="1018"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. point 568-N (north-west)_none</text:p>
          </table:table-cell>
          <table:table-cell table:number-columns-repeated="1018"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mm el-Qanatir_Byzantine</text:p>
          </table:table-cell>
          <table:table-cell table:number-columns-repeated="1018"/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di Murabba`at, Cave 1_Epi-Palaeolithic</text:p>
          </table:table-cell>
          <table:table-cell table:number-columns-repeated="1018"/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fo_Ayyubid-Mamluk</text:p>
          </table:table-cell>
          <table:table-cell table:number-columns-repeated="1018"/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if`at and Gevat (east)_Early Roman (period)</text:p>
          </table:table-cell>
          <table:table-cell table:number-columns-repeated="1018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in`am, T._Iron IIA</text:p>
          </table:table-cell>
          <table:table-cell table:number-columns-repeated="1018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qne`am, T._Iron IIA</text:p>
          </table:table-cell>
          <table:table-cell table:number-columns-repeated="1018"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qne`am, T._Late Bronze</text:p>
          </table:table-cell>
          <table:table-cell table:number-columns-repeated="1018"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qne`am, T._Late Bronze IIB-Iron I</text:p>
          </table:table-cell>
          <table:table-cell table:number-columns-repeated="1018"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tvata_none</text:p>
          </table:table-cell>
          <table:table-cell table:number-columns-repeated="1018"/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f, T._Chalcolithic</text:p>
          </table:table-cell>
          <table:table-cell table:number-columns-repeated="1018"/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ror, T._none</text:p>
          </table:table-cell>
          <table:table-cell table:number-columns-repeated="1018"/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ppori_Hellenistic</text:p>
          </table:table-cell>
          <table:table-cell table:number-columns-repeated="1018"/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ppori_Late Roman</text:p>
          </table:table-cell>
          <table:table-cell table:number-columns-repeated="1018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qim_none</text:p>
          </table:table-cell>
          <table:table-cell table:number-columns-repeated="1018"/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איזור היספין 647 _Late Chalcolithic</text:p>
          </table:table-cell>
          <table:table-cell table:number-columns-repeated="1018"/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אשקלון _Middle Bronze II</text:p>
          </table:table-cell>
          <table:table-cell table:number-columns-repeated="1018"/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בורין <text:s/>1935 <text:s/>(כביש <text:s/>טולכרם) <text:s/>Burin _Early Islamic</text:p>
          </table:table-cell>
          <table:table-cell table:number-columns-repeated="1018"/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בית שאן, בה'כ השומרוני _Byzantine</text:p>
          </table:table-cell>
          <table:table-cell table:number-columns-repeated="1018"/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ואדי אל בירה. אזור הר תבור _Late Bronze II</text:p>
          </table:table-cell>
          <table:table-cell table:number-columns-repeated="1018"/>
        </table:table-row>
        <table:table-row table:style-name="ro3">
          <table:table-cell office:value-type="float" office:value="1038" calcext:value-type="float">
            <text:p>1038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ואדי מורבעאת _Early Roman (period)</text:p>
          </table:table-cell>
          <table:table-cell table:number-columns-repeated="1018"/>
        </table:table-row>
        <table:table-row table:style-name="ro3">
          <table:table-cell office:value-type="float" office:value="1039" calcext:value-type="float">
            <text:p>1039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זבלי, ח' )שובל)? _Roman-Byzantine</text:p>
          </table:table-cell>
          <table:table-cell table:number-columns-repeated="1018"/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חולות אשדוד _Late Byzantine</text:p>
          </table:table-cell>
          <table:table-cell table:number-columns-repeated="1018"/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חיזמה(?) _Early Roman (period)</text:p>
          </table:table-cell>
          <table:table-cell table:number-columns-repeated="1018"/>
        </table:table-row>
        <table:table-row table:style-name="ro3">
          <table:table-cell office:value-type="float" office:value="1042" calcext:value-type="float">
            <text:p>1042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יבנה, קבר מס' 4 _Late Bronze II</text:p>
          </table:table-cell>
          <table:table-cell table:number-columns-repeated="1018"/>
        </table:table-row>
        <table:table-row table:style-name="ro3">
          <table:table-cell office:value-type="float" office:value="1043" calcext:value-type="float">
            <text:p>1043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ירושלים, <text:s/>בית <text:s/>יתומים <text:s/>הסורי <text:s/>Syrian <text:s/>Orphanage,Jerusalem _Late Roman</text:p>
          </table:table-cell>
          <table:table-cell table:number-columns-repeated="1018"/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יריחו <text:s/>- <text:s/>Nestorian <text:s/>Hermitage <text:s/>Jericho _Early Islamic</text:p>
          </table:table-cell>
          <table:table-cell table:number-columns-repeated="1018"/>
        </table:table-row>
        <table:table-row table:style-name="ro3">
          <table:table-cell office:value-type="float" office:value="1045" calcext:value-type="float">
            <text:p>1045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לא <text:s/>ידוע _Neolithic</text:p>
          </table:table-cell>
          <table:table-cell table:number-columns-repeated="1018"/>
        </table:table-row>
        <table:table-row table:style-name="ro3">
          <table:table-cell office:value-type="float" office:value="1046" calcext:value-type="float">
            <text:p>1046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לא <text:s/>ידוע _Pre-Pottery Neolithic</text:p>
          </table:table-cell>
          <table:table-cell table:number-columns-repeated="1018"/>
        </table:table-row>
        <table:table-row table:style-name="ro3">
          <table:table-cell office:value-type="float" office:value="1047" calcext:value-type="float">
            <text:p>1047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לא <text:s/>ידוע _Pre-Pottery Neolithic A</text:p>
          </table:table-cell>
          <table:table-cell table:number-columns-repeated="1018"/>
        </table:table-row>
        <table:table-row table:style-name="ro3">
          <table:table-cell office:value-type="float" office:value="1048" calcext:value-type="float">
            <text:p>1048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לא <text:s/>ידוע _Upper Palaeolithic</text:p>
          </table:table-cell>
          <table:table-cell table:number-columns-repeated="1018"/>
        </table:table-row>
        <table:table-row table:style-name="ro3">
          <table:table-cell office:value-type="float" office:value="1049" calcext:value-type="float">
            <text:p>1049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לא ידוע _Byzantine</text:p>
          </table:table-cell>
          <table:table-cell table:number-columns-repeated="1018"/>
        </table:table-row>
        <table:table-row table:style-name="ro3">
          <table:table-cell office:value-type="float" office:value="1050" calcext:value-type="float">
            <text:p>1050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ממזרח <text:s/>לבית <text:s/>שאן <text:s/>- <text:s/>Beth <text:s/>She'an <text:s/>Area _Byzantine</text:p>
          </table:table-cell>
          <table:table-cell table:number-columns-repeated="1018"/>
        </table:table-row>
        <table:table-row table:style-name="ro3">
          <table:table-cell office:value-type="float" office:value="1051" calcext:value-type="float">
            <text:p>1051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מערות צבר, מפת עין גדי, חפירות 1972, פסח בר אדון_Middle Roman</text:p>
          </table:table-cell>
          <table:table-cell table:number-columns-repeated="1018"/>
        </table:table-row>
        <table:table-row table:style-name="ro3">
          <table:table-cell office:value-type="float" office:value="1052" calcext:value-type="float">
            <text:p>1052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נחל ישי _Late Chalcolithic</text:p>
          </table:table-cell>
          <table:table-cell table:number-columns-repeated="1018"/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עברון _Lower Palaeolithic</text:p>
          </table:table-cell>
          <table:table-cell table:number-columns-repeated="1018"/>
        </table:table-row>
        <table:table-row table:style-name="ro3">
          <table:table-cell office:value-type="float" office:value="1054" calcext:value-type="float">
            <text:p>1054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עזה <text:s/>Gaza <text:s/>Area _Late Roman</text:p>
          </table:table-cell>
          <table:table-cell table:number-columns-repeated="1018"/>
        </table:table-row>
        <table:table-row table:style-name="ro3">
          <table:table-cell office:value-type="float" office:value="1055" calcext:value-type="float">
            <text:p>1055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עכו _Late Hellenistic</text:p>
          </table:table-cell>
          <table:table-cell table:number-columns-repeated="1018"/>
        </table:table-row>
        <table:table-row table:style-name="ro3">
          <table:table-cell office:value-type="float" office:value="1056" calcext:value-type="float">
            <text:p>1056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עכו, בניין הדואר _Late Hellenistic</text:p>
          </table:table-cell>
          <table:table-cell table:number-columns-repeated="1018"/>
        </table:table-row>
        <table:table-row table:style-name="ro3">
          <table:table-cell office:value-type="float" office:value="1057" calcext:value-type="float">
            <text:p>1057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על גדות ואדי אפתח _Middle Roman</text:p>
          </table:table-cell>
          <table:table-cell table:number-columns-repeated="1018"/>
        </table:table-row>
        <table:table-row table:style-name="ro3">
          <table:table-cell office:value-type="float" office:value="1058" calcext:value-type="float">
            <text:p>1058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קבר <text:s/>אל <text:s/>בסה <text:s/>El <text:s/>Basseh _Late Roman - Byzantine</text:p>
          </table:table-cell>
          <table:table-cell table:number-columns-repeated="1018"/>
        </table:table-row>
        <table:table-row table:style-name="ro3">
          <table:table-cell office:value-type="float" office:value="1059" calcext:value-type="float">
            <text:p>1059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קברים ליד מכמש_Persian</text:p>
          </table:table-cell>
          <table:table-cell table:number-columns-repeated="1018"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רמת רחל _Byzantine</text:p>
          </table:table-cell>
          <table:table-cell table:number-columns-repeated="1018"/>
        </table:table-row>
        <table:table-row table:style-name="ro3">
          <table:table-cell office:value-type="float" office:value="1061" calcext:value-type="float">
            <text:p>1061</text:p>
          </table:table-cell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שמיר _Pottery Neolithic</text:p>
          </table:table-cell>
          <table:table-cell table:number-columns-repeated="1018"/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Early Islamic</text:p>
          </table:table-cell>
          <table:table-cell table:number-columns-repeated="1018"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Hellenistic-Roman</text:p>
          </table:table-cell>
          <table:table-cell table:number-columns-repeated="1018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known_Middle Bronze II</text:p>
          </table:table-cell>
          <table:table-cell table:number-columns-repeated="1018"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Early Roman (period)</text:p>
          </table:table-cell>
          <table:table-cell table:number-columns-repeated="1018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+) (3195/0)_Late Roman</text:p>
          </table:table-cell>
          <table:table-cell table:number-columns-repeated="1018"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lya, Kh._Early Roman (period)</text:p>
          </table:table-cell>
          <table:table-cell table:number-columns-repeated="1018"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r`ara (south-west)_Iron I</text:p>
          </table:table-cell>
          <table:table-cell table:number-columns-repeated="1018"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safna, Kh._Roman</text:p>
          </table:table-cell>
          <table:table-cell table:number-columns-repeated="1018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tlit_Hellenistic</text:p>
          </table:table-cell>
          <table:table-cell table:number-columns-repeated="1018"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tlit_Iron II</text:p>
          </table:table-cell>
          <table:table-cell table:number-columns-repeated="1018"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Azeqa, T._Late Bronze II</text:p>
          </table:table-cell>
          <table:table-cell table:number-columns-repeated="1018"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in Yabrud_Late Roman</text:p>
          </table:table-cell>
          <table:table-cell table:number-columns-repeated="1018"/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 - Goren, T._Iron IIC-Babylonian-Persian</text:p>
          </table:table-cell>
          <table:table-cell table:number-columns-repeated="1018"/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 - Goren, Tell_Iron IIC</text:p>
          </table:table-cell>
          <table:table-cell table:number-columns-repeated="1018"/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Gedi_none</text:p>
          </table:table-cell>
          <table:table-cell table:number-columns-repeated="1018"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n Nevel_Kebaran</text:p>
          </table:table-cell>
          <table:table-cell table:number-columns-repeated="1018"/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rani, T._Early Bronze</text:p>
          </table:table-cell>
          <table:table-cell table:number-columns-repeated="1018"/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rani, T._Early Bronze I</text:p>
          </table:table-cell>
          <table:table-cell table:number-columns-repeated="1018"/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rani, T._Iron II</text:p>
          </table:table-cell>
          <table:table-cell table:number-columns-repeated="1018"/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Eton, T._Iron I</text:p>
          </table:table-cell>
          <table:table-cell table:number-columns-repeated="1018"/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Illin, H._Early Islamic</text:p>
          </table:table-cell>
          <table:table-cell table:number-columns-repeated="1018"/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Byzantine</text:p>
          </table:table-cell>
          <table:table-cell table:number-columns-repeated="1018"/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jul, T. el-_Mamluk</text:p>
          </table:table-cell>
          <table:table-cell table:number-columns-repeated="1018"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Utsa, H._Late Roman - Early Byzantine</text:p>
          </table:table-cell>
          <table:table-cell table:number-columns-repeated="1018"/>
        </table:table-row>
        <table:table-row table:style-name="ro3">
          <table:table-cell office:value-type="float" office:value="1086" calcext:value-type="float">
            <text:p>1086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 <text:s/>ק"מ <text:s/>מערבית <text:s text:c="3"/>ל-Khalasa _Neolithic (?)</text:p>
          </table:table-cell>
          <table:table-cell table:number-columns-repeated="1018"/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u <text:s/>Tor <text:s/>cleared <text:s/>in <text:s/>1932 _Early Roman (period)</text:p>
          </table:table-cell>
          <table:table-cell table:number-columns-repeated="1018"/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re <text:s/>Museum <text:s/>collection _Late Roman</text:p>
          </table:table-cell>
          <table:table-cell table:number-columns-repeated="1018"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q_Middle Bronze II (?)</text:p>
          </table:table-cell>
          <table:table-cell table:number-columns-repeated="1018"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khziv (north)_Iron II</text:p>
          </table:table-cell>
          <table:table-cell table:number-columns-repeated="1018"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kelon <text:s/>1933 _Persian</text:p>
          </table:table-cell>
          <table:table-cell table:number-columns-repeated="1018"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Afridar and Barnea` (east)_Middle Hellenistic</text:p>
          </table:table-cell>
          <table:table-cell table:number-columns-repeated="1018"/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Afridar and Barnea`_Hellenistic</text:p>
          </table:table-cell>
          <table:table-cell table:number-columns-repeated="1018"/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Afridar and Barnea`_Late Hellenistic - Early Roman (152 BCE - 70 CE)</text:p>
          </table:table-cell>
          <table:table-cell table:number-columns-repeated="1018"/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qelon, Migdal Ashqelon_none</text:p>
          </table:table-cell>
          <table:table-cell table:number-columns-repeated="1018"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qa el-Gharbiya (south)_Early Roman (period)</text:p>
          </table:table-cell>
          <table:table-cell table:number-columns-repeated="1018"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qa el-Gharbiya (south)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it Nuba_Byzantine</text:p>
          </table:table-cell>
          <table:table-cell table:number-columns-repeated="1018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Guvrin_Roman</text:p>
          </table:table-cell>
          <table:table-cell table:number-columns-repeated="1018"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Neqofa_Middle Roman - Late Roman</text:p>
          </table:table-cell>
          <table:table-cell table:number-columns-repeated="1018"/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_Late Roman</text:p>
          </table:table-cell>
          <table:table-cell table:number-columns-repeated="1018"/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'an, T._Iron II (?)</text:p>
          </table:table-cell>
          <table:table-cell table:number-columns-repeated="1018"/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She`arim, H._Late Roman - Byzantine</text:p>
          </table:table-cell>
          <table:table-cell table:number-columns-repeated="1018"/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 Yerah, T._Early Bronze III (?)</text:p>
          </table:table-cell>
          <table:table-cell table:number-columns-repeated="1018"/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Crusader (?)</text:p>
          </table:table-cell>
          <table:table-cell table:number-columns-repeated="1018"/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Late Bronze</text:p>
          </table:table-cell>
          <table:table-cell table:number-columns-repeated="1018"/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-Shemesh, T._Late Bronze IIA</text:p>
          </table:table-cell>
          <table:table-cell table:number-columns-repeated="1018"/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h Zur_Iron IIC-Babylonian-Persian</text:p>
          </table:table-cell>
          <table:table-cell table:number-columns-repeated="1018"/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t Ahim_Hellenistic</text:p>
          </table:table-cell>
          <table:table-cell table:number-columns-repeated="1018"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T HOUSE_Early Roman (period) (?)</text:p>
          </table:table-cell>
          <table:table-cell table:number-columns-repeated="1018"/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T HOUSE_none</text:p>
          </table:table-cell>
          <table:table-cell table:number-columns-repeated="1018"/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T HOUSE_Roman</text:p>
          </table:table-cell>
          <table:table-cell table:number-columns-repeated="1018"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esarea, Synagogue_Byzantine</text:p>
          </table:table-cell>
          <table:table-cell table:number-columns-repeated="1018"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<text:s/>Basseh <text:s/>Tomb _Roman</text:p>
          </table:table-cell>
          <table:table-cell table:number-columns-repeated="1018"/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-Bineh <text:s/>1932 _Roman-Byzantine</text:p>
          </table:table-cell>
          <table:table-cell table:number-columns-repeated="1018"/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layim_Roman</text:p>
          </table:table-cell>
          <table:table-cell table:number-columns-repeated="1018"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ma, T._Iron Age (?)</text:p>
          </table:table-cell>
          <table:table-cell table:number-columns-repeated="1018"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a Harbour_Early Byzantine</text:p>
          </table:table-cell>
          <table:table-cell table:number-columns-repeated="1018"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isa, T._Late Bronze II</text:p>
          </table:table-cell>
          <table:table-cell table:number-columns-repeated="1018"/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hadariyya_Byzantine</text:p>
          </table:table-cell>
          <table:table-cell table:number-columns-repeated="1018"/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h Halav_Arab-Byzantine</text:p>
          </table:table-cell>
          <table:table-cell table:number-columns-repeated="1018"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Gosherim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-Zorea`, T. Qira_Neolithic</text:p>
          </table:table-cell>
          <table:table-cell table:number-columns-repeated="1018"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Abu Hawwam_Early Roman (period)</text:p>
          </table:table-cell>
          <table:table-cell table:number-columns-repeated="1018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fa, T. Shiqmona_Byzantine</text:p>
          </table:table-cell>
          <table:table-cell table:number-columns-repeated="1018"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uza_Byzantine</text:p>
          </table:table-cell>
          <table:table-cell table:number-columns-repeated="1018"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i, T._Ottoman</text:p>
          </table:table-cell>
          <table:table-cell table:number-columns-repeated="1018"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i, T._Persian</text:p>
          </table:table-cell>
          <table:table-cell table:number-columns-repeated="1018"/>
        </table:table-row>
        <table:table-row table:style-name="ro3">
          <table:table-cell office:value-type="float" office:value="1129" calcext:value-type="float">
            <text:p>1129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uran <text:s/>Area <text:s/>-Jordan ירדן_Late Roman</text:p>
          </table:table-cell>
          <table:table-cell table:number-columns-repeated="1018"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zeliyya Bet_Late Roman</text:p>
          </table:table-cell>
          <table:table-cell table:number-columns-repeated="1018"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ga, H._Late Byzantine-Ummayad (?)</text:p>
          </table:table-cell>
          <table:table-cell table:number-columns-repeated="1018"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ldah Area. 4231-4831_Byzantine</text:p>
          </table:table-cell>
          <table:table-cell table:number-columns-repeated="1018"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Yonim_Persian</text:p>
          </table:table-cell>
          <table:table-cell table:number-columns-repeated="1018"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abul, Kh._Byzantine</text:p>
          </table:table-cell>
          <table:table-cell table:number-columns-repeated="1018"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icho, T._Early Bronze II</text:p>
          </table:table-cell>
          <table:table-cell table:number-columns-repeated="1018"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 North, Mahanayim, Cave 22_Early Roman (period)</text:p>
          </table:table-cell>
          <table:table-cell table:number-columns-repeated="1018"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 north, Sanhedriyya, Cave 12_Early Roman (period)</text:p>
          </table:table-cell>
          <table:table-cell table:number-columns-repeated="1018"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n Kerem_Roman</text:p>
          </table:table-cell>
          <table:table-cell table:number-columns-repeated="1018"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n Rogel_Late Byzantine</text:p>
          </table:table-cell>
          <table:table-cell table:number-columns-repeated="1018"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`En Rogel_Middle Roman - Late Roman</text:p>
          </table:table-cell>
          <table:table-cell table:number-columns-repeated="1018"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Late Roman - Byzantine (?)</text:p>
          </table:table-cell>
          <table:table-cell table:number-columns-repeated="1018"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City of David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Derekh Shkhem-pinat Rehov Zalah ed-Din_Byzantine</text:p>
          </table:table-cell>
          <table:table-cell table:number-columns-repeated="1018"/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ar ha-Zofim (east)_Byzantine</text:p>
          </table:table-cell>
          <table:table-cell table:number-columns-repeated="1018"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ar ha-Zofim_Late Hellenistic - Early Roman</text:p>
          </table:table-cell>
          <table:table-cell table:number-columns-repeated="1018"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ar Ziyyon_Ottoman (?)</text:p>
          </table:table-cell>
          <table:table-cell table:number-columns-repeated="1018"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Hinnom Valley_Byzantine</text:p>
          </table:table-cell>
          <table:table-cell table:number-columns-repeated="1018"/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Ketef Hinnom_Late Roman</text:p>
          </table:table-cell>
          <table:table-cell table:number-columns-repeated="1018"/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Early Islamic,Late Byzantine</text:p>
          </table:table-cell>
          <table:table-cell table:number-columns-repeated="1018"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Late Roman - Byzantine</text:p>
          </table:table-cell>
          <table:table-cell table:number-columns-repeated="1018"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none</text:p>
          </table:table-cell>
          <table:table-cell table:number-columns-repeated="1018"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_Persian-Hellenistic</text:p>
          </table:table-cell>
          <table:table-cell table:number-columns-repeated="1018"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Late Hellenistic - Early Roman (?)</text:p>
          </table:table-cell>
          <table:table-cell table:number-columns-repeated="1018"/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Jewish Quarter, Area F, M_Late Hellenistic,Early Roman (period)</text:p>
          </table:table-cell>
          <table:table-cell table:number-columns-repeated="1018"/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St. Stephan's Gate_Byzantine</text:p>
          </table:table-cell>
          <table:table-cell table:number-columns-repeated="1018"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St. Stephan's Gate_Early Roman (period)</text:p>
          </table:table-cell>
          <table:table-cell table:number-columns-repeated="1018"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Early Hellenistic</text:p>
          </table:table-cell>
          <table:table-cell table:number-columns-repeated="1018"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Late Byzantine</text:p>
          </table:table-cell>
          <table:table-cell table:number-columns-repeated="1018"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Late Roman</text:p>
          </table:table-cell>
          <table:table-cell table:number-columns-repeated="1018"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Old City, Western and Southern Walls_Middle Roman</text:p>
          </table:table-cell>
          <table:table-cell table:number-columns-repeated="1018"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Qiryat Moriah_Iron II</text:p>
          </table:table-cell>
          <table:table-cell table:number-columns-repeated="1018"/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Rockefeller Museum_Early Roman (period)</text:p>
          </table:table-cell>
          <table:table-cell table:number-columns-repeated="1018"/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Shmuel ha-Navi_Early Roman (period)</text:p>
          </table:table-cell>
          <table:table-cell table:number-columns-repeated="1018"/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Ya`ar Ha-Shalom_Early Roman (period)</text:p>
          </table:table-cell>
          <table:table-cell table:number-columns-repeated="1018"/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rusalem, Ymca--Keren ha-Yesod Street_Byzantine</text:p>
          </table:table-cell>
          <table:table-cell table:number-columns-repeated="1018"/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fr Kanna (east)_Early Roman (period)</text:p>
          </table:table-cell>
          <table:table-cell table:number-columns-repeated="1018"/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kor `Illit, H._Arab-Byzantine</text:p>
          </table:table-cell>
          <table:table-cell table:number-columns-repeated="1018"/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far Monash_Early Bronze</text:p>
          </table:table-cell>
          <table:table-cell table:number-columns-repeated="1018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far Monash_Early Bronze I</text:p>
          </table:table-cell>
          <table:table-cell table:number-columns-repeated="1018"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razim_Byzantine</text:p>
          </table:table-cell>
          <table:table-cell table:number-columns-repeated="1018"/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razim_Late Roman - Byzantine</text:p>
          </table:table-cell>
          <table:table-cell table:number-columns-repeated="1018"/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yat Ata, Shekhunat Moler_Early Bronze II</text:p>
          </table:table-cell>
          <table:table-cell table:number-columns-repeated="1018"/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Early Bronze III</text:p>
          </table:table-cell>
          <table:table-cell table:number-columns-repeated="1018"/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hish, T._Late Bronze IIB</text:p>
          </table:table-cell>
          <table:table-cell table:number-columns-repeated="1018"/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d_Late Byzantine</text:p>
          </table:table-cell>
          <table:table-cell table:number-columns-repeated="1018"/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fjar, Kh. el-_Byzantine</text:p>
          </table:table-cell>
          <table:table-cell table:number-columns-repeated="1018"/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fjar, Kh. el-_Roman</text:p>
          </table:table-cell>
          <table:table-cell table:number-columns-repeated="1018"/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mshit, H._Byzantine</text:p>
          </table:table-cell>
          <table:table-cell table:number-columns-repeated="1018"/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or_Roman</text:p>
          </table:table-cell>
          <table:table-cell table:number-columns-repeated="1018"/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`arat Amira_Upper Palaeolithic (?)</text:p>
          </table:table-cell>
          <table:table-cell table:number-columns-repeated="1018"/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giddo, T._Iron Age</text:p>
          </table:table-cell>
          <table:table-cell table:number-columns-repeated="1018"/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ot, H._Byzantine</text:p>
          </table:table-cell>
          <table:table-cell table:number-columns-repeated="1018"/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ha, H._Pre-Pottery Neolithic</text:p>
          </table:table-cell>
          <table:table-cell table:number-columns-repeated="1018"/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qne, T._Late Bronze</text:p>
          </table:table-cell>
          <table:table-cell table:number-columns-repeated="1018"/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hmar ha-`Emeq_Late Roman - Byzantine</text:p>
          </table:table-cell>
          <table:table-cell table:number-columns-repeated="1018"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Early Bronze I-II</text:p>
          </table:table-cell>
          <table:table-cell table:number-columns-repeated="1018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Iron Age (?)</text:p>
          </table:table-cell>
          <table:table-cell table:number-columns-repeated="1018"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Iron I (?)</text:p>
          </table:table-cell>
          <table:table-cell table:number-columns-repeated="1018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zpah_Iron IIC</text:p>
          </table:table-cell>
          <table:table-cell table:number-columns-repeated="1018"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a_Iron IIC</text:p>
          </table:table-cell>
          <table:table-cell table:number-columns-repeated="1018"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`Arugot_Late Chalcolithic</text:p>
          </table:table-cell>
          <table:table-cell table:number-columns-repeated="1018"/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Arbel_Roman</text:p>
          </table:table-cell>
          <table:table-cell table:number-columns-repeated="1018"/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Barqos_Late Neolithic</text:p>
          </table:table-cell>
          <table:table-cell table:number-columns-repeated="1018"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Hever. Cave 2_Middle Roman</text:p>
          </table:table-cell>
          <table:table-cell table:number-columns-repeated="1018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Mishmar, Me`arat ha-Matmon_Middle Roman</text:p>
          </table:table-cell>
          <table:table-cell table:number-columns-repeated="1018"/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Yarmut_Late Hellenistic</text:p>
          </table:table-cell>
          <table:table-cell table:number-columns-repeated="1018"/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float" office:value="923" calcext:value-type="float">
            <text:p>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l Ze`elim_Roman</text:p>
          </table:table-cell>
          <table:table-cell table:number-columns-repeated="1018"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hariyya, Giv`at Katzenelson_Middle Roman</text:p>
          </table:table-cell>
          <table:table-cell table:number-columns-repeated="1018"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zor, H._Late Byzantine</text:p>
          </table:table-cell>
          <table:table-cell table:number-columns-repeated="1018"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nnir, Kh._Late Roman</text:p>
          </table:table-cell>
          <table:table-cell table:number-columns-repeated="1018"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iryat Ata_Late Roman</text:p>
          </table:table-cell>
          <table:table-cell table:number-columns-repeated="1018"/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 Caves_Roman</text:p>
          </table:table-cell>
          <table:table-cell table:number-columns-repeated="1018"/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, Cave 11Q_Early Roman (period)</text:p>
          </table:table-cell>
          <table:table-cell table:number-columns-repeated="1018"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mran, Cave Q1_Roman</text:p>
          </table:table-cell>
          <table:table-cell table:number-columns-repeated="1018"/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a, er-_Late Roman</text:p>
          </table:table-cell>
          <table:table-cell table:number-columns-repeated="101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at Rahel_Byzantine</text:p>
          </table:table-cell>
          <table:table-cell table:number-columns-repeated="1018"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kh <text:s/>T. <text:s/>- <text:s/>Haifa <text:s/>Region _Roman</text:p>
          </table:table-cell>
          <table:table-cell table:number-columns-repeated="1018"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ria_Persian-Hellenistic</text:p>
          </table:table-cell>
          <table:table-cell table:number-columns-repeated="1018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wafir esh-Sharqiya, es-_Byzantine</text:p>
          </table:table-cell>
          <table:table-cell table:number-columns-repeated="1018"/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 <text:s/>of <text:s/>Galilee, <text:s/>North <text:s/>of <text:s/>Tiberias _Late Chalcolithic</text:p>
          </table:table-cell>
          <table:table-cell table:number-columns-repeated="1018"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Efrayim (south) [north]_Pre-Pottery Neolithic</text:p>
          </table:table-cell>
          <table:table-cell table:number-columns-repeated="1018"/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float" office:value="1053" calcext:value-type="float">
            <text:p>1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`ar ha-Golan_Pre-Pottery Neolithic A</text:p>
          </table:table-cell>
          <table:table-cell table:number-columns-repeated="1018"/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lem, T._Middle Roman</text:p>
          </table:table-cell>
          <table:table-cell table:number-columns-repeated="1018"/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ve Ziyyon_Byzantine</text:p>
          </table:table-cell>
          <table:table-cell table:number-columns-repeated="1018"/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chem (Town)_Early Roman (period)</text:p>
          </table:table-cell>
          <table:table-cell table:number-columns-repeated="1018"/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chem (Town)_Roman</text:p>
          </table:table-cell>
          <table:table-cell table:number-columns-repeated="1018"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far`am_Byzantine</text:p>
          </table:table-cell>
          <table:table-cell table:number-columns-repeated="1018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lomi (Soush)_Late Roman - Early Byzantine</text:p>
          </table:table-cell>
          <table:table-cell table:number-columns-repeated="1018"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ham_Umayyad-Abbasid</text:p>
          </table:table-cell>
          <table:table-cell table:number-columns-repeated="1018"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float" office:value="1081" calcext:value-type="float">
            <text:p>1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beika, Kh. esh-_Byzantine</text:p>
          </table:table-cell>
          <table:table-cell table:number-columns-repeated="1018"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beika, Kh. esh-_Late Roman - Byzantine</text:p>
          </table:table-cell>
          <table:table-cell table:number-columns-repeated="1018"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float" office:value="1087" calcext:value-type="float">
            <text:p>1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ni_Late Roman</text:p>
          </table:table-cell>
          <table:table-cell table:number-columns-repeated="1018"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kho, Horevot_Roman</text:p>
          </table:table-cell>
          <table:table-cell table:number-columns-repeated="1018"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T. Qasila_Byzantine</text:p>
          </table:table-cell>
          <table:table-cell table:number-columns-repeated="1018"/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 Aviv, T. Qasila_Iron IIA,Iron I</text:p>
          </table:table-cell>
          <table:table-cell table:number-columns-repeated="1018"/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berias and Hammat_Crusader</text:p>
          </table:table-cell>
          <table:table-cell table:number-columns-repeated="1018"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float" office:value="1104" calcext:value-type="float">
            <text:p>1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berias and Hammat_Mamluk</text:p>
          </table:table-cell>
          <table:table-cell table:number-columns-repeated="1018"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ya, H._Early Roman (period)</text:p>
          </table:table-cell>
          <table:table-cell table:number-columns-repeated="1018"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rya, H._Late Roman</text:p>
          </table:table-cell>
          <table:table-cell table:number-columns-repeated="1018"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g. point 819-A (west)_none</text:p>
          </table:table-cell>
          <table:table-cell table:number-columns-repeated="1018"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mus, T._Pre-Ghassulian Chalcolithic</text:p>
          </table:table-cell>
          <table:table-cell table:number-columns-repeated="1018"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mus, T._Pre-Pottery Neolithic</text:p>
          </table:table-cell>
          <table:table-cell table:number-columns-repeated="1018"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float" office:value="1136" calcext:value-type="float">
            <text:p>1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fia`_Byzantine</text:p>
          </table:table-cell>
          <table:table-cell table:number-columns-repeated="1018"/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float" office:value="1167" calcext:value-type="float">
            <text:p>1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ppori_Early Byzantine</text:p>
          </table:table-cell>
          <table:table-cell table:number-columns-repeated="1018"/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q el-Fauqani ez-_Byzantine (?)</text:p>
          </table:table-cell>
          <table:table-cell table:number-columns-repeated="1018"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uq el-Fauqani ez-_Roman-Byzantine</text:p>
          </table:table-cell>
          <table:table-cell table:number-columns-repeated="1018"/>
        </table:table-row>
        <table:table-row table:style-name="ro3">
          <table:table-cell office:value-type="float" office:value="1238" calcext:value-type="float">
            <text:p>1238</text:p>
          </table:table-cell>
          <table:table-cell office:value-type="float" office:value="1182" calcext:value-type="float">
            <text:p>1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איזור <text:s/>אשקלון <text:s/>אתרים <text:s/>שונים <text:s/>Ashkelon <text:s/>Area _Byzantine</text:p>
          </table:table-cell>
          <table:table-cell table:number-columns-repeated="1018"/>
        </table:table-row>
        <table:table-row table:style-name="ro3">
          <table:table-cell office:value-type="float" office:value="1239" calcext:value-type="float">
            <text:p>1239</text:p>
          </table:table-cell>
          <table:table-cell office:value-type="float" office:value="1183" calcext:value-type="float">
            <text:p>1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איזור <text:s/>חברון <text:s/>Dura <text:s/>Hebron <text:s/>District _Roman</text:p>
          </table:table-cell>
          <table:table-cell table:number-columns-repeated="1018"/>
        </table:table-row>
        <table:table-row table:style-name="ro3">
          <table:table-cell office:value-type="float" office:value="1240" calcext:value-type="float">
            <text:p>1240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אשקלון <text:s/>Ashkelon _Byzantine</text:p>
          </table:table-cell>
          <table:table-cell table:number-columns-repeated="1018"/>
        </table:table-row>
        <table:table-row table:style-name="ro3">
          <table:table-cell office:value-type="float" office:value="1241" calcext:value-type="float">
            <text:p>1241</text:p>
          </table:table-cell>
          <table:table-cell office:value-type="float" office:value="1194" calcext:value-type="float">
            <text:p>1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ג'פנא <text:s/>(ליד <text:s/>רמאללה) <text:s/>Jifna _Roman</text:p>
          </table:table-cell>
          <table:table-cell table:number-columns-repeated="1018"/>
        </table:table-row>
        <table:table-row table:style-name="ro3">
          <table:table-cell office:value-type="float" office:value="1242" calcext:value-type="float">
            <text:p>1242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גזר _Late Hellenistic</text:p>
          </table:table-cell>
          <table:table-cell table:number-columns-repeated="1018"/>
        </table:table-row>
        <table:table-row table:style-name="ro3">
          <table:table-cell office:value-type="float" office:value="1243" calcext:value-type="float">
            <text:p>1243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ואדי מרבעאת _Roman</text:p>
          </table:table-cell>
          <table:table-cell table:number-columns-repeated="1018"/>
        </table:table-row>
        <table:table-row table:style-name="ro3">
          <table:table-cell office:value-type="float" office:value="1244" calcext:value-type="float">
            <text:p>1244</text:p>
          </table:table-cell>
          <table:table-cell office:value-type="float" office:value="1204" calcext:value-type="float">
            <text:p>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חירבת <text:s/>ערה <text:s/>Ara <text:s/>Horvat _Byzantine</text:p>
          </table:table-cell>
          <table:table-cell table:number-columns-repeated="1018"/>
        </table:table-row>
        <table:table-row table:style-name="ro3">
          <table:table-cell office:value-type="float" office:value="1245" calcext:value-type="float">
            <text:p>1245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טבריה <text:s/>TIBERIAS _Late Roman</text:p>
          </table:table-cell>
          <table:table-cell table:number-columns-repeated="1018"/>
        </table:table-row>
        <table:table-row table:style-name="ro3">
          <table:table-cell office:value-type="float" office:value="1246" calcext:value-type="float">
            <text:p>1246</text:p>
          </table:table-cell>
          <table:table-cell office:value-type="float" office:value="1207" calcext:value-type="float">
            <text:p>1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טבריה, קבר רומי בעיר _Roman</text:p>
          </table:table-cell>
          <table:table-cell table:number-columns-repeated="1018"/>
        </table:table-row>
        <table:table-row table:style-name="ro3">
          <table:table-cell office:value-type="float" office:value="1247" calcext:value-type="float">
            <text:p>1247</text:p>
          </table:table-cell>
          <table:table-cell office:value-type="float" office:value="1212" calcext:value-type="float">
            <text:p>1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ירושלים, <text:s/>הכביש <text:s/>ליד <text:s/>גת <text:s/>שמנים <text:s/>Road <text:s/>near <text:s/>Gethsemane _Byzantine</text:p>
          </table:table-cell>
          <table:table-cell table:number-columns-repeated="1018"/>
        </table:table-row>
        <table:table-row table:style-name="ro3">
          <table:table-cell office:value-type="float" office:value="1248" calcext:value-type="float">
            <text:p>1248</text:p>
          </table:table-cell>
          <table:table-cell office:value-type="float" office:value="1213" calcext:value-type="float">
            <text:p>1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ירושלים, <text:s/>סילואן _Early Roman (period)</text:p>
          </table:table-cell>
          <table:table-cell table:number-columns-repeated="1018"/>
        </table:table-row>
        <table:table-row table:style-name="ro3"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כפר מונש _Early Bronze IB</text:p>
          </table:table-cell>
          <table:table-cell table:number-columns-repeated="1018"/>
        </table:table-row>
        <table:table-row table:style-name="ro3">
          <table:table-cell office:value-type="float" office:value="1250" calcext:value-type="float">
            <text:p>1250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לא ידוע- ירושלים _Roman</text:p>
          </table:table-cell>
          <table:table-cell table:number-columns-repeated="1018"/>
        </table:table-row>
        <table:table-row table:style-name="ro3">
          <table:table-cell office:value-type="float" office:value="1251" calcext:value-type="float">
            <text:p>1251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ליד <text:s/>חדיתה <text:s/>-קבר <text:s/>מצוייר <text:s/>Haditha <text:s/>Painted <text:s/>Tomb _Roman</text:p>
          </table:table-cell>
          <table:table-cell table:number-columns-repeated="1018"/>
        </table:table-row>
        <table:table-row table:style-name="ro3">
          <table:table-cell office:value-type="float" office:value="1252" calcext:value-type="float">
            <text:p>1252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מאמאס, ליד אמת המים של קיסריה Mamas next to Caesarea Aqueduct _Roman</text:p>
          </table:table-cell>
          <table:table-cell table:number-columns-repeated="1018"/>
        </table:table-row>
        <table:table-row table:style-name="ro3">
          <table:table-cell office:value-type="float" office:value="1253" calcext:value-type="float">
            <text:p>1253</text:p>
          </table:table-cell>
          <table:table-cell office:value-type="float" office:value="1226" calcext:value-type="float">
            <text:p>1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מורדות <text:s/>הר <text:s/>עיבל <text:s/>Slopes <text:s/>of <text:s/>Mt.Ebal _Roman</text:p>
          </table:table-cell>
          <table:table-cell table:number-columns-repeated="1018"/>
        </table:table-row>
        <table:table-row table:style-name="ro3">
          <table:table-cell office:value-type="float" office:value="1254" calcext:value-type="float">
            <text:p>1254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מערה <text:s text:c="3"/>ט'הרייה <text:s text:c="3"/>Dhaheriah <text:s text:c="3"/>Cave _Hellenistic</text:p>
          </table:table-cell>
          <table:table-cell table:number-columns-repeated="1018"/>
        </table:table-row>
        <table:table-row table:style-name="ro3">
          <table:table-cell office:value-type="float" office:value="1255" calcext:value-type="float">
            <text:p>1255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נהריה _Middle Roman</text:p>
          </table:table-cell>
          <table:table-cell table:number-columns-repeated="1018"/>
        </table:table-row>
        <table:table-row table:style-name="ro3">
          <table:table-cell office:value-type="float" office:value="1256" calcext:value-type="float">
            <text:p>1256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נהריה _Roman</text:p>
          </table:table-cell>
          <table:table-cell table:number-columns-repeated="1018"/>
        </table:table-row>
        <table:table-row table:style-name="ro3">
          <table:table-cell office:value-type="float" office:value="1257" calcext:value-type="float">
            <text:p>1257</text:p>
          </table:table-cell>
          <table:table-cell office:value-type="float" office:value="1245" calcext:value-type="float">
            <text:p>1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עכו-בית <text:s/>קברות <text:s/>Sheikh <text:s/>'Izz <text:s/>ed-Din _Roman</text:p>
          </table:table-cell>
          <table:table-cell table:number-columns-repeated="1018"/>
        </table:table-row>
        <table:table-row table:style-name="ro3">
          <table:table-cell office:value-type="float" office:value="1258" calcext:value-type="float">
            <text:p>1258</text:p>
          </table:table-cell>
          <table:table-cell office:value-type="float" office:value="1249" calcext:value-type="float">
            <text:p>1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קבר <text:s/>אל <text:s/>בסה <text:s/>El <text:s/>Basseh _Late Roman</text:p>
          </table:table-cell>
          <table:table-cell table:number-columns-repeated="1018"/>
        </table:table-row>
        <table:table-row table:style-name="ro3">
          <table:table-cell office:value-type="float" office:value="1259" calcext:value-type="float">
            <text:p>1259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קבר בבית סחור _Iron I</text:p>
          </table:table-cell>
          <table:table-cell table:number-columns-repeated="1018"/>
        </table:table-row>
        <table:table-row table:style-name="ro3">
          <table:table-cell office:value-type="float" office:value="1260" calcext:value-type="float">
            <text:p>1260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שכם <text:s/>- <text:s/>Nablus _Roman</text:p>
          </table:table-cell>
          <table:table-cell table:number-columns-repeated="1018"/>
        </table:table-row>
        <table:table-row table:style-name="ro3"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תעלת <text:s/>עכו <text:s/>- <text:s/>Moat <text:s/>of <text:s/>Acre _Hellenistic</text:p>
          </table:table-cell>
          <table:table-cell table:number-columns-repeated="1018"/>
        </table:table-row>
        <table:table-row table:style-name="ro2" table:number-rows-repeated="10473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2:54:58.349539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6:25:54.924347252</meta:creation-date>
    <dc:date>2019-03-27T14:29:28.861162013</dc:date>
    <meta:editing-duration>PT23H34M39S</meta:editing-duration>
    <meta:editing-cycles>4</meta:editing-cycles>
    <meta:generator>LibreOffice/6.0.7.3$Linux_X86_64 LibreOffice_project/00m0$Build-3</meta:generator>
    <meta:document-statistic meta:table-count="1" meta:cell-count="7577" meta:object-count="0"/>
  </office:meta>
</office:document-meta>
</file>